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settings.xml"/>
  <manifest:file-entry manifest:media-type="text/xml" manifest:full-path="Object 12/content.xml"/>
  <manifest:file-entry manifest:media-type="application/vnd.oasis.opendocument.formula" manifest:full-path="Object 12/"/>
  <manifest:file-entry manifest:media-type="text/xml" manifest:full-path="Object 37/settings.xml"/>
  <manifest:file-entry manifest:media-type="text/xml" manifest:full-path="Object 37/content.xml"/>
  <manifest:file-entry manifest:media-type="application/vnd.oasis.opendocument.formula" manifest:full-path="Object 37/"/>
  <manifest:file-entry manifest:media-type="text/xml" manifest:full-path="Object 13/settings.xml"/>
  <manifest:file-entry manifest:media-type="text/xml" manifest:full-path="Object 13/content.xml"/>
  <manifest:file-entry manifest:media-type="application/vnd.oasis.opendocument.formula" manifest:full-path="Object 13/"/>
  <manifest:file-entry manifest:media-type="text/xml" manifest:full-path="Object 38/settings.xml"/>
  <manifest:file-entry manifest:media-type="text/xml" manifest:full-path="Object 38/content.xml"/>
  <manifest:file-entry manifest:media-type="application/vnd.oasis.opendocument.formula" manifest:full-path="Object 38/"/>
  <manifest:file-entry manifest:media-type="text/xml" manifest:full-path="Object 14/settings.xml"/>
  <manifest:file-entry manifest:media-type="text/xml" manifest:full-path="Object 14/content.xml"/>
  <manifest:file-entry manifest:media-type="application/vnd.oasis.opendocument.formula" manifest:full-path="Object 14/"/>
  <manifest:file-entry manifest:media-type="text/xml" manifest:full-path="Object 39/settings.xml"/>
  <manifest:file-entry manifest:media-type="text/xml" manifest:full-path="Object 39/content.xml"/>
  <manifest:file-entry manifest:media-type="" manifest:full-path="Object 39/Configurations2/accelerator/current.xml"/>
  <manifest:file-entry manifest:media-type="application/vnd.sun.xml.ui.configuration" manifest:full-path="Object 39/Configurations2/"/>
  <manifest:file-entry manifest:media-type="application/vnd.oasis.opendocument.formula" manifest:version="1.2" manifest:full-path="Object 39/"/>
  <manifest:file-entry manifest:media-type="text/xml" manifest:full-path="Object 15/settings.xml"/>
  <manifest:file-entry manifest:media-type="text/xml" manifest:full-path="Object 15/content.xml"/>
  <manifest:file-entry manifest:media-type="application/vnd.oasis.opendocument.formula" manifest:full-path="Object 15/"/>
  <manifest:file-entry manifest:media-type="text/xml" manifest:full-path="Object 16/settings.xml"/>
  <manifest:file-entry manifest:media-type="text/xml" manifest:full-path="Object 16/content.xml"/>
  <manifest:file-entry manifest:media-type="application/vnd.oasis.opendocument.formula" manifest:full-path="Object 16/"/>
  <manifest:file-entry manifest:media-type="application/rdf+xml" manifest:full-path="manifest.rdf"/>
  <manifest:file-entry manifest:media-type="text/xml" manifest:full-path="Object 17/settings.xml"/>
  <manifest:file-entry manifest:media-type="text/xml" manifest:full-path="Object 17/content.xml"/>
  <manifest:file-entry manifest:media-type="application/vnd.oasis.opendocument.formula" manifest:full-path="Object 17/"/>
  <manifest:file-entry manifest:media-type="text/xml" manifest:full-path="Object 18/settings.xml"/>
  <manifest:file-entry manifest:media-type="text/xml" manifest:full-path="Object 18/content.xml"/>
  <manifest:file-entry manifest:media-type="application/vnd.oasis.opendocument.formula" manifest:full-path="Object 18/"/>
  <manifest:file-entry manifest:media-type="text/xml" manifest:full-path="Object 19/settings.xml"/>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application/vnd.oasis.opendocument.formula" manifest:version="1.2" manifest:full-path="Object 19/"/>
  <manifest:file-entry manifest:media-type="text/xml" manifest:full-path="Object 40/settings.xml"/>
  <manifest:file-entry manifest:media-type="text/xml" manifest:full-path="Object 40/content.xml"/>
  <manifest:file-entry manifest:media-type="text/xml" manifest:full-path="Object 40/styles.xml"/>
  <manifest:file-entry manifest:media-type="application/vnd.oasis.opendocument.graphics" manifest:full-path="Object 40/"/>
  <manifest:file-entry manifest:media-type="text/xml" manifest:full-path="Object 41/settings.xml"/>
  <manifest:file-entry manifest:media-type="text/xml" manifest:full-path="Object 41/content.xml"/>
  <manifest:file-entry manifest:media-type="" manifest:full-path="Object 41/Configurations2/accelerator/current.xml"/>
  <manifest:file-entry manifest:media-type="application/vnd.sun.xml.ui.configuration" manifest:full-path="Object 41/Configurations2/"/>
  <manifest:file-entry manifest:media-type="application/vnd.oasis.opendocument.formula" manifest:version="1.2" manifest:full-path="Object 41/"/>
  <manifest:file-entry manifest:media-type="" manifest:full-path="Configurations2/accelerator/current.xml"/>
  <manifest:file-entry manifest:media-type="application/vnd.sun.xml.ui.configuration" manifest:full-path="Configurations2/"/>
  <manifest:file-entry manifest:media-type="text/xml" manifest:full-path="Object 42/settings.xml"/>
  <manifest:file-entry manifest:media-type="text/xml" manifest:full-path="Object 42/content.xml"/>
  <manifest:file-entry manifest:media-type="" manifest:full-path="Object 42/Configurations2/accelerator/current.xml"/>
  <manifest:file-entry manifest:media-type="application/vnd.sun.xml.ui.configuration" manifest:full-path="Object 42/Configurations2/"/>
  <manifest:file-entry manifest:media-type="application/vnd.oasis.opendocument.formula" manifest:version="1.2" manifest:full-path="Object 4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 manifest:full-path="Object 44/Configurations2/accelerator/current.xml"/>
  <manifest:file-entry manifest:media-type="application/vnd.sun.xml.ui.configuration" manifest:full-path="Object 44/Configurations2/"/>
  <manifest:file-entry manifest:media-type="application/vnd.oasis.opendocument.formula" manifest:version="1.2" manifest:full-path="Object 44/"/>
  <manifest:file-entry manifest:media-type="text/xml" manifest:full-path="styles.xml"/>
  <manifest:file-entry manifest:media-type="text/xml" manifest:full-path="Object 20/settings.xml"/>
  <manifest:file-entry manifest:media-type="text/xml" manifest:full-path="Object 20/content.xml"/>
  <manifest:file-entry manifest:media-type="application/vnd.oasis.opendocument.formula" manifest:full-path="Object 20/"/>
  <manifest:file-entry manifest:media-type="text/xml" manifest:full-path="Object 21/settings.xml"/>
  <manifest:file-entry manifest:media-type="text/xml" manifest:full-path="Object 21/content.xml"/>
  <manifest:file-entry manifest:media-type="application/vnd.oasis.opendocument.formula" manifest:full-path="Object 21/"/>
  <manifest:file-entry manifest:media-type="text/xml" manifest:full-path="Object 22/settings.xml"/>
  <manifest:file-entry manifest:media-type="text/xml" manifest:full-path="Object 22/content.xml"/>
  <manifest:file-entry manifest:media-type="application/vnd.oasis.opendocument.formula" manifest:full-path="Object 22/"/>
  <manifest:file-entry manifest:media-type="text/xml" manifest:full-path="Object 23/settings.xml"/>
  <manifest:file-entry manifest:media-type="text/xml" manifest:full-path="Object 23/content.xml"/>
  <manifest:file-entry manifest:media-type="application/vnd.oasis.opendocument.formula" manifest:full-path="Object 23/"/>
  <manifest:file-entry manifest:media-type="text/xml" manifest:full-path="Object 24/settings.xml"/>
  <manifest:file-entry manifest:media-type="text/xml" manifest:full-path="Object 24/content.xml"/>
  <manifest:file-entry manifest:media-type="application/vnd.oasis.opendocument.formula" manifest:full-path="Object 24/"/>
  <manifest:file-entry manifest:media-type="text/xml" manifest:full-path="Object 25/settings.xml"/>
  <manifest:file-entry manifest:media-type="text/xml" manifest:full-path="Object 25/content.xml"/>
  <manifest:file-entry manifest:media-type="application/vnd.oasis.opendocument.formula" manifest:full-path="Object 25/"/>
  <manifest:file-entry manifest:media-type="application/binary" manifest:full-path="layout-cache"/>
  <manifest:file-entry manifest:media-type="text/xml" manifest:full-path="Object 26/settings.xml"/>
  <manifest:file-entry manifest:media-type="text/xml" manifest:full-path="Object 26/content.xml"/>
  <manifest:file-entry manifest:media-type="application/vnd.oasis.opendocument.formula" manifest:full-path="Object 26/"/>
  <manifest:file-entry manifest:media-type="text/xml" manifest:full-path="Object 27/settings.xml"/>
  <manifest:file-entry manifest:media-type="text/xml" manifest:full-path="Object 27/content.xml"/>
  <manifest:file-entry manifest:media-type="application/vnd.oasis.opendocument.formula" manifest:full-path="Object 27/"/>
  <manifest:file-entry manifest:media-type="text/xml" manifest:full-path="Object 28/settings.xml"/>
  <manifest:file-entry manifest:media-type="text/xml" manifest:full-path="Object 28/content.xml"/>
  <manifest:file-entry manifest:media-type="application/vnd.oasis.opendocument.formula" manifest:full-path="Object 28/"/>
  <manifest:file-entry manifest:media-type="text/xml" manifest:full-path="Object 29/settings.xml"/>
  <manifest:file-entry manifest:media-type="text/xml" manifest:full-path="Object 29/content.xml"/>
  <manifest:file-entry manifest:media-type="application/vnd.oasis.opendocument.formula" manifest:full-path="Object 2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8"/>
  <manifest:file-entry manifest:media-type="" manifest:full-path="ObjectReplacements/Object 4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10"/>
  <manifest:file-entry manifest:media-type="" manifest:full-path="ObjectReplacements/Object 2"/>
  <manifest:file-entry manifest:media-type=""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1"/>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full-path="Object 1/"/>
  <manifest:file-entry manifest:media-type="text/xml" manifest:full-path="Object 2/settings.xml"/>
  <manifest:file-entry manifest:media-type="text/xml" manifest:full-path="Object 2/content.xml"/>
  <manifest:file-entry manifest:media-type="application/vnd.oasis.opendocument.formula" manifest:full-path="Object 2/"/>
  <manifest:file-entry manifest:media-type="text/xml" manifest:full-path="Object 3/settings.xml"/>
  <manifest:file-entry manifest:media-type="text/xml" manifest:full-path="Object 3/content.xml"/>
  <manifest:file-entry manifest:media-type="application/vnd.oasis.opendocument.formula" manifest:full-path="Object 3/"/>
  <manifest:file-entry manifest:media-type="text/xml" manifest:full-path="Object 4/settings.xml"/>
  <manifest:file-entry manifest:media-type="text/xml" manifest:full-path="Object 4/content.xml"/>
  <manifest:file-entry manifest:media-type="application/vnd.oasis.opendocument.formula" manifest:full-path="Object 4/"/>
  <manifest:file-entry manifest:media-type="text/xml" manifest:full-path="Object 5/settings.xml"/>
  <manifest:file-entry manifest:media-type="text/xml" manifest:full-path="Object 5/content.xml"/>
  <manifest:file-entry manifest:media-type="application/vnd.oasis.opendocument.formula" manifest:full-path="Object 5/"/>
  <manifest:file-entry manifest:media-type="text/xml" manifest:full-path="Object 6/settings.xml"/>
  <manifest:file-entry manifest:media-type="text/xml" manifest:full-path="Object 6/content.xml"/>
  <manifest:file-entry manifest:media-type="application/vnd.oasis.opendocument.formula" manifest:full-path="Object 6/"/>
  <manifest:file-entry manifest:media-type="text/xml" manifest:full-path="meta.xml"/>
  <manifest:file-entry manifest:media-type="text/xml" manifest:full-path="Object 7/settings.xml"/>
  <manifest:file-entry manifest:media-type="text/xml" manifest:full-path="Object 7/content.xml"/>
  <manifest:file-entry manifest:media-type="application/vnd.oasis.opendocument.formula" manifest:full-path="Object 7/"/>
  <manifest:file-entry manifest:media-type="text/xml" manifest:full-path="content.xml"/>
  <manifest:file-entry manifest:media-type="text/xml" manifest:full-path="Object 8/settings.xml"/>
  <manifest:file-entry manifest:media-type="text/xml" manifest:full-path="Object 8/content.xml"/>
  <manifest:file-entry manifest:media-type="application/vnd.oasis.opendocument.formula"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full-path="Object 9/"/>
  <manifest:file-entry manifest:media-type="text/xml" manifest:full-path="Object 30/settings.xml"/>
  <manifest:file-entry manifest:media-type="text/xml" manifest:full-path="Object 30/content.xml"/>
  <manifest:file-entry manifest:media-type="application/vnd.oasis.opendocument.formula" manifest:full-path="Object 30/"/>
  <manifest:file-entry manifest:media-type="text/xml" manifest:full-path="Object 31/settings.xml"/>
  <manifest:file-entry manifest:media-type="text/xml" manifest:full-path="Object 31/content.xml"/>
  <manifest:file-entry manifest:media-type="application/vnd.oasis.opendocument.formula" manifest:full-path="Object 31/"/>
  <manifest:file-entry manifest:media-type="text/xml" manifest:full-path="Object 32/settings.xml"/>
  <manifest:file-entry manifest:media-type="text/xml" manifest:full-path="Object 32/content.xml"/>
  <manifest:file-entry manifest:media-type="application/vnd.oasis.opendocument.formula" manifest:full-path="Object 32/"/>
  <manifest:file-entry manifest:media-type="text/xml" manifest:full-path="Object 33/settings.xml"/>
  <manifest:file-entry manifest:media-type="text/xml" manifest:full-path="Object 33/content.xml"/>
  <manifest:file-entry manifest:media-type="application/vnd.oasis.opendocument.formula" manifest:full-path="Object 33/"/>
  <manifest:file-entry manifest:media-type="text/xml" manifest:full-path="Object 34/settings.xml"/>
  <manifest:file-entry manifest:media-type="text/xml" manifest:full-path="Object 34/content.xml"/>
  <manifest:file-entry manifest:media-type="application/vnd.oasis.opendocument.formula" manifest:full-path="Object 34/"/>
  <manifest:file-entry manifest:media-type="text/xml" manifest:full-path="Object 10/settings.xml"/>
  <manifest:file-entry manifest:media-type="text/xml" manifest:full-path="Object 10/content.xml"/>
  <manifest:file-entry manifest:media-type="application/vnd.oasis.opendocument.formula" manifest:full-path="Object 10/"/>
  <manifest:file-entry manifest:media-type="text/xml" manifest:full-path="Object 35/settings.xml"/>
  <manifest:file-entry manifest:media-type="text/xml" manifest:full-path="Object 35/content.xml"/>
  <manifest:file-entry manifest:media-type="text/xml" manifest:full-path="Object 35/styles.xml"/>
  <manifest:file-entry manifest:media-type="application/vnd.oasis.opendocument.graphics" manifest:full-path="Object 35/"/>
  <manifest:file-entry manifest:media-type="text/xml" manifest:full-path="Object 11/settings.xml"/>
  <manifest:file-entry manifest:media-type="text/xml" manifest:full-path="Object 11/content.xml"/>
  <manifest:file-entry manifest:media-type="application/vnd.oasis.opendocument.formula" manifest:full-path="Object 11/"/>
  <manifest:file-entry manifest:media-type="text/xml" manifest:full-path="Object 36/settings.xml"/>
  <manifest:file-entry manifest:media-type="text/xml" manifest:full-path="Object 36/content.xml"/>
  <manifest:file-entry manifest:media-type="application/vnd.oasis.opendocument.formula"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svg:font-family="Times"/>
    <style:font-face style:name="Times New Roman1" svg:font-family="'Times New Roman'"/>
    <style:font-face style:name="DejaVu Sans Mono" svg:font-family="'DejaVu Sans Mono'" style:font-adornments="Bold" style:font-family-generic="swiss"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ext_20_body">
      <style:text-properties style:text-position="super 58%"/>
    </style:style>
    <style:style style:name="P2" style:family="paragraph" style:parent-style-name="Text_20_body">
      <style:paragraph-properties fo:text-align="center" style:justify-single-word="fals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text-position="0% 100%"/>
    </style:style>
    <style:style style:name="T4"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run-through="background" style:wrap="run-through"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style:style style:name="fr7"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hong Lighting Model</text:p>
      <text:p text:style-name="P2">Section 4.3, pp 70-84</text:p>
      <text:h text:style-name="Heading_20_1" text:outline-level="1">Phong lighting components:</text:h>
      <text:p text:style-name="Text_20_body">Emitted light: <text:span text:style-name="T1"><draw:frame draw:style-name="fr4" draw:name="Object6" text:anchor-type="as-char" svg:width="1.3118in" svg:height="0.2319in" draw:z-index="22"><draw:object xlink:href="./Object 6" xlink:type="simple" xlink:show="embed" xlink:actuate="onLoad"/><draw:image xlink:href="./ObjectReplacements/Object 6" xlink:type="simple" xlink:show="embed" xlink:actuate="onLoad"/></draw:frame></text:span></text:p>
      <text:p text:style-name="Text_20_body">Diffuse: <text:span text:style-name="T1"><draw:frame draw:style-name="fr4" draw:name="Object8" text:anchor-type="as-char" svg:width="3.2154in" svg:height="0.2319in" draw:z-index="23"><draw:object xlink:href="./Object 8" xlink:type="simple" xlink:show="embed" xlink:actuate="onLoad"/><draw:image xlink:href="./ObjectReplacements/Object 8" xlink:type="simple" xlink:show="embed" xlink:actuate="onLoad"/></draw:frame></text:span></text:p>
      <text:p text:style-name="Text_20_body">Specular:<text:span text:style-name="T1"><draw:frame draw:style-name="fr4" draw:name="Object5" text:anchor-type="as-char" svg:width="1.5161in" svg:height="0.2319in" draw:z-index="0"><draw:object xlink:href="./Object 5" xlink:type="simple" xlink:show="embed" xlink:actuate="onLoad"/><draw:image xlink:href="./ObjectReplacements/Object 5" xlink:type="simple" xlink:show="embed" xlink:actuate="onLoad"/></draw:frame></text:span>, <text:s/>n = shininess</text:p>
      <text:p text:style-name="Standard"/>
      <text:p text:style-name="Text_20_body">Ambient light: <text:span text:style-name="T1"><draw:frame draw:style-name="fr4" draw:name="Object7" text:anchor-type="as-char" svg:width="1.3217in" svg:height="0.2319in" draw:z-index="24"><draw:object xlink:href="./Object 7" xlink:type="simple" xlink:show="embed" xlink:actuate="onLoad"/><draw:image xlink:href="./ObjectReplacements/Object 7" xlink:type="simple" xlink:show="embed" xlink:actuate="onLoad"/></draw:frame></text:span></text:p>
      <text:p text:style-name="Text_20_body">Light i: <text:span text:style-name="T1"><draw:frame draw:style-name="fr4" draw:name="Object1" text:anchor-type="as-char" svg:width="1.2953in" svg:height="0.2319in" draw:z-index="25"><draw:object xlink:href="./Object 1" xlink:type="simple" xlink:show="embed" xlink:actuate="onLoad"/><draw:image xlink:href="./ObjectReplacements/Object 1" xlink:type="simple" xlink:show="embed" xlink:actuate="onLoad"/></draw:frame></text:span></text:p>
      <text:p text:style-name="Text_20_body">Vectors, all <text:s/><text:span text:style-name="T2">normalized</text:span>:</text:p>
      <text:p text:style-name="Text_20_body"><text:tab/>Vector towards light:<draw:frame draw:style-name="fr4" draw:name="Object2" text:anchor-type="as-char" svg:width="0.2161in" svg:height="0.2083in" draw:z-index="26"><draw:object xlink:href="./Object 2" xlink:type="simple" xlink:show="embed" xlink:actuate="onLoad"/><draw:image xlink:href="./ObjectReplacements/Object 2" xlink:type="simple" xlink:show="embed" xlink:actuate="onLoad"/></draw:frame></text:p>
      <text:p text:style-name="Text_20_body"><text:tab/>Normal of surface:<draw:frame draw:style-name="fr4" draw:name="Object3" text:anchor-type="as-char" svg:width="0.2047in" svg:height="0.1846in" draw:z-index="2"><draw:object xlink:href="./Object 3" xlink:type="simple" xlink:show="embed" xlink:actuate="onLoad"/><draw:image xlink:href="./ObjectReplacements/Object 3" xlink:type="simple" xlink:show="embed" xlink:actuate="onLoad"/></draw:frame></text:p>
      <text:p text:style-name="Text_20_body"><text:tab/>Direction toward eye:<draw:frame draw:style-name="fr4" draw:name="Object4" text:anchor-type="as-char" svg:width="0.1811in" svg:height="0.1846in" draw:z-index="3"><draw:object xlink:href="./Object 4" xlink:type="simple" xlink:show="embed" xlink:actuate="onLoad"/><draw:image xlink:href="./ObjectReplacements/Object 4" xlink:type="simple" xlink:show="embed" xlink:actuate="onLoad"/></draw:frame></text:p>
      <text:h text:style-name="Heading_20_1" text:outline-level="1">Emitted</text:h>
      <text:p text:style-name="Text_20_body">Light created by object and emitted equally in all directions</text:p>
      <text:p text:style-name="P1"><draw:frame draw:style-name="fr4" draw:name="Object9" text:anchor-type="as-char" svg:width="1.3118in" svg:height="0.2319in" draw:z-index="5"><draw:object xlink:href="./Object 9" xlink:type="simple" xlink:show="embed" xlink:actuate="onLoad"/><draw:image xlink:href="./ObjectReplacements/Object 9" xlink:type="simple" xlink:show="embed" xlink:actuate="onLoad"/></draw:frame></text:p>
      <text:h text:style-name="Heading_20_1" text:outline-level="1">Ambient</text:h>
      <text:p text:style-name="Text_20_body">Light from all directions scattered equally in all directions</text:p>
      <text:p text:style-name="P1"><draw:frame draw:style-name="fr5" draw:name="Object10" text:anchor-type="as-char" svg:y="-0.2256in" svg:width="4.4484in" svg:height="0.2319in" draw:z-index="6"><draw:object xlink:href="./Object 10" xlink:type="simple" xlink:show="embed" xlink:actuate="onLoad"/><draw:image xlink:href="./ObjectReplacements/Object 10" xlink:type="simple" xlink:show="embed" xlink:actuate="onLoad"/></draw:frame></text:p>
      <text:h text:style-name="Heading_20_1" text:outline-level="1">Diffuse</text:h>
      <text:p text:style-name="Text_20_body">Light from a direction <draw:frame draw:style-name="fr4" draw:name="Object11" text:anchor-type="as-char" svg:width="0.2161in" svg:height="0.2083in" draw:z-index="7"><draw:object xlink:href="./Object 11" xlink:type="simple" xlink:show="embed" xlink:actuate="onLoad"/><draw:image xlink:href="./ObjectReplacements/Object 11" xlink:type="simple" xlink:show="embed" xlink:actuate="onLoad"/></draw:frame>scattered equally in all directions</text:p>
      <text:p text:style-name="Text_20_body"><draw:frame draw:style-name="fr6" draw:name="Object32" text:anchor-type="paragraph" svg:x="4.961in" svg:y="0.111in" svg:width="2.2299in" svg:height="1.4319in" draw:z-index="1"><draw:object xlink:href="./Object 35" xlink:type="simple" xlink:show="embed" xlink:actuate="onLoad"/><draw:image xlink:href="./ObjectReplacements/Object 35" xlink:type="simple" xlink:show="embed" xlink:actuate="onLoad"/></draw:frame><draw:frame draw:style-name="fr5" draw:name="Object12" text:anchor-type="as-char" svg:y="-0.2256in" svg:width="1.9272in" svg:height="0.2083in" draw:z-index="8"><draw:object xlink:href="./Object 12" xlink:type="simple" xlink:show="embed" xlink:actuate="onLoad"/><draw:image xlink:href="./ObjectReplacements/Object 12" xlink:type="simple" xlink:show="embed" xlink:actuate="onLoad"/></draw:frame></text:p>
      <text:h text:style-name="Heading_20_1" text:outline-level="1">Cosine falloff for diffuse</text:h>
      <text:p text:style-name="Text_20_body"><draw:frame draw:style-name="fr4" draw:name="Object34" text:anchor-type="as-char" svg:width="1.1098in" svg:height="0.1953in" draw:z-index="27"><draw:object xlink:href="./Object 34" xlink:type="simple" xlink:show="embed" xlink:actuate="onLoad"/><draw:image xlink:href="./ObjectReplacements/Object 34" xlink:type="simple" xlink:show="embed" xlink:actuate="onLoad"/></draw:frame> so <draw:frame draw:style-name="fr4" draw:name="Object33" text:anchor-type="as-char" svg:width="1.1146in" svg:height="0.1953in" draw:z-index="28"><draw:object xlink:href="./Object 33" xlink:type="simple" xlink:show="embed" xlink:actuate="onLoad"/><draw:image xlink:href="./ObjectReplacements/Object 33" xlink:type="simple" xlink:show="embed" xlink:actuate="onLoad"/></draw:frame></text:p>
      <text:p text:style-name="Text_20_body">Amount of light in a beam of width<draw:frame draw:style-name="fr4" draw:name="Object35" text:anchor-type="as-char" svg:width="0.228in" svg:height="0.1953in" draw:z-index="29"><draw:object xlink:href="./Object 32" xlink:type="simple" xlink:show="embed" xlink:actuate="onLoad"/><draw:image xlink:href="./ObjectReplacements/Object 32" xlink:type="simple" xlink:show="embed" xlink:actuate="onLoad"/></draw:frame>is<draw:frame draw:style-name="fr4" draw:name="Object36" text:anchor-type="as-char" svg:width="0.2898in" svg:height="0.1953in" draw:z-index="32"><draw:object xlink:href="./Object 36" xlink:type="simple" xlink:show="embed" xlink:actuate="onLoad"/><draw:image xlink:href="./ObjectReplacements/Object 36" xlink:type="simple" xlink:show="embed" xlink:actuate="onLoad"/></draw:frame></text:p>
      <text:p text:style-name="Text_20_body">Spread out over a length of<draw:frame draw:style-name="fr4" draw:name="Object37" text:anchor-type="as-char" svg:width="0.1862in" svg:height="0.1953in" draw:z-index="33"><draw:object xlink:href="./Object 37" xlink:type="simple" xlink:show="embed" xlink:actuate="onLoad"/><draw:image xlink:href="./ObjectReplacements/Object 37" xlink:type="simple" xlink:show="embed" xlink:actuate="onLoad"/></draw:frame>is</text:p>
      <text:p text:style-name="Text_20_body"><text:tab/><draw:frame draw:style-name="fr4" draw:name="Object38" text:anchor-type="as-char" svg:width="2.0646in" svg:height="0.4146in" draw:z-index="34"><draw:object xlink:href="./Object 38" xlink:type="simple" xlink:show="embed" xlink:actuate="onLoad"/><draw:image xlink:href="./ObjectReplacements/Object 38" xlink:type="simple" xlink:show="embed" xlink:actuate="onLoad"/></draw:frame></text:p>
      <text:h text:style-name="Heading_20_1" text:outline-level="1">Specular</text:h>
      <text:p text:style-name="Text_20_body">Light from the reflection direction<draw:frame draw:style-name="fr4" draw:name="Object14" text:anchor-type="as-char" svg:width="0.2228in" svg:height="0.2083in" draw:z-index="35"><draw:object xlink:href="./Object 14" xlink:type="simple" xlink:show="embed" xlink:actuate="onLoad"/><draw:image xlink:href="./ObjectReplacements/Object 14" xlink:type="simple" xlink:show="embed" xlink:actuate="onLoad"/></draw:frame>scattered equally in all directions</text:p>
      <text:p text:style-name="Text_20_body"><draw:frame draw:style-name="fr1" draw:name="Frame1" text:anchor-type="paragraph" svg:x="4.0181in" svg:y="0.1228in" svg:width="3.128in" draw:z-index="4"><draw:text-box fo:min-height="1.5547in"><text:p text:style-name="Illustration"><draw:frame draw:style-name="fr2" draw:name="Frame2" text:anchor-type="paragraph" svg:x="0.0016in" svg:y="0.0008in" svg:width="3.128in" style:rel-width="100%" svg:height="1.5547in" style:rel-height="scale-min" draw:z-index="9"><draw:text-box><text:p text:style-name="Caption"><draw:frame draw:style-name="fr3" draw:name="graphics1" text:anchor-type="paragraph" svg:x="0in" svg:y="0in" svg:width="3.128in" style:rel-width="100%" svg:height="1.55in" style:rel-height="scale" draw:z-index="17"><draw:image/></draw:frame> <text:s text:c="19"/>cos^n(a) for n=powers of 2</text:p></draw:text-box></draw:frame></text:p></draw:text-box></draw:frame><draw:frame draw:style-name="fr5" draw:name="Object13" text:anchor-type="as-char" svg:y="-0.2256in" svg:width="2.0917in" svg:height="0.2319in" draw:z-index="36"><draw:object xlink:href="./Object 13" xlink:type="simple" xlink:show="embed" xlink:actuate="onLoad"/><draw:image xlink:href="./ObjectReplacements/Object 13" xlink:type="simple" xlink:show="embed" xlink:actuate="onLoad"/></draw:frame></text:p>
      <text:p text:style-name="Text_20_body"/>
      <text:h text:style-name="Heading_20_1" text:outline-level="1">Computing R</text:h>
      <text:p text:style-name="Text_20_body">Project L to Q <text:s/>to be perp to N: </text:p>
      <text:p text:style-name="P1"><draw:frame draw:style-name="fr4" draw:name="Object15" text:anchor-type="as-char" svg:width="2.6126in" svg:height="0.7866in" draw:z-index="10"><draw:object xlink:href="./Object 15" xlink:type="simple" xlink:show="embed" xlink:actuate="onLoad"/><draw:image xlink:href="./ObjectReplacements/Object 15" xlink:type="simple" xlink:show="embed" xlink:actuate="onLoad"/></draw:frame></text:p>
      <text:p text:style-name="P1"/>
      <text:h text:style-name="Heading_20_1" text:outline-level="1"><draw:frame draw:style-name="fr6" draw:name="Object39" text:anchor-type="paragraph" svg:x="4.6917in" svg:y="0.1937in" svg:width="2.3791in" svg:height="1.5457in" draw:z-index="19"><draw:object xlink:href="./Object 40" xlink:type="simple" xlink:show="embed" xlink:actuate="onLoad"/><draw:image xlink:href="./ObjectReplacements/Object 40" xlink:type="simple" xlink:show="embed" xlink:actuate="onLoad"/></draw:frame><text:soft-page-break/>An alternative</text:h>
      <text:p text:style-name="Text_20_body">Let <draw:frame draw:style-name="fr4" draw:name="Object16" text:anchor-type="as-char" svg:width="1.6465in" svg:height="0.2035in" draw:z-index="11"><draw:object xlink:href="./Object 16" xlink:type="simple" xlink:show="embed" xlink:actuate="onLoad"/><draw:image xlink:href="./ObjectReplacements/Object 16" xlink:type="simple" xlink:show="embed" xlink:actuate="onLoad"/></draw:frame></text:p>
      <text:p text:style-name="Text_20_body">Claim: <draw:frame draw:style-name="fr4" draw:name="Object19" text:anchor-type="as-char" svg:width="0.628in" svg:height="0.1846in" draw:z-index="37"><draw:object xlink:href="./Object 17" xlink:type="simple" xlink:show="embed" xlink:actuate="onLoad"/><draw:image xlink:href="./ObjectReplacements/Object 17" xlink:type="simple" xlink:show="embed" xlink:actuate="onLoad"/></draw:frame></text:p>
      <text:p text:style-name="Text_20_body">Proof: <draw:frame draw:style-name="fr5" draw:name="Object17" text:anchor-type="as-char" svg:y="-0.1602in" svg:width="1.3193in" svg:height="0.6016in" draw:z-index="38"><draw:object xlink:href="./Object 18" xlink:type="simple" xlink:show="embed" xlink:actuate="onLoad"/><draw:image xlink:href="./ObjectReplacements/Object 18" xlink:type="simple" xlink:show="embed" xlink:actuate="onLoad"/></draw:frame></text:p>
      <text:h text:style-name="Heading_20_1" text:outline-level="1">Putting it all together</text:h>
      <text:p text:style-name="Text_20_body"><draw:frame draw:style-name="fr4" draw:name="Object20" text:anchor-type="as-char" svg:width="3.7783in" svg:height="0.548in" draw:z-index="12"><draw:object xlink:href="./Object 20" xlink:type="simple" xlink:show="embed" xlink:actuate="onLoad"/><draw:image xlink:href="./ObjectReplacements/Object 20" xlink:type="simple" xlink:show="embed" xlink:actuate="onLoad"/></draw:frame></text:p>
      <text:p text:style-name="Text_20_body"/>
      <text:p text:style-name="Text_20_body">once for each color of: <draw:frame draw:style-name="fr4" draw:name="Object21" text:anchor-type="as-char" svg:width="1.4193in" svg:height="0.2083in" draw:z-index="13"><draw:object xlink:href="./Object 21" xlink:type="simple" xlink:show="embed" xlink:actuate="onLoad"/><draw:image xlink:href="./ObjectReplacements/Object 21" xlink:type="simple" xlink:show="embed" xlink:actuate="onLoad"/></draw:frame></text:p>
      <text:h text:style-name="Heading_20_1" text:outline-level="1">Coordinate systems</text:h>
      <text:p text:style-name="Text_20_body">All calculations must be done in some consistent coordinate system</text:p>
      <text:p text:style-name="Text_20_body">Will choose <text:span text:style-name="T2">world</text:span> coordinate system</text:p>
      <text:p text:style-name="Text_20_body">Let V and P be the “viewing” and projection transformations respectively: <text:tab/><text:tab/><text:tab/><draw:frame draw:style-name="fr4" draw:name="Object40" text:anchor-type="as-char" svg:width="2.4299in" svg:height="0.2165in" draw:z-index="39"><draw:object xlink:href="./Object 39" xlink:type="simple" xlink:show="embed" xlink:actuate="onLoad"/><draw:image xlink:href="./ObjectReplacements/Object 39" xlink:type="simple" xlink:show="embed" xlink:actuate="onLoad"/></draw:frame></text:p>
      <text:p text:style-name="Text_20_body">Transform things to <text:span text:style-name="T2">world</text:span> coordinates:</text:p>
      <text:p text:style-name="Text_20_body"><text:tab/>Normal: <draw:frame draw:style-name="fr5" draw:name="Object18" text:anchor-type="as-char" svg:y="-0.1701in" svg:width="0.2173in" svg:height="0.1854in" draw:z-index="40"><draw:object xlink:href="./Object 19" xlink:type="simple" xlink:show="embed" xlink:actuate="onLoad"/><draw:image xlink:href="./ObjectReplacements/Object 19" xlink:type="simple" xlink:show="embed" xlink:actuate="onLoad"/></draw:frame> is already in world coordinates</text:p>
      <text:p text:style-name="Text_20_body"><text:tab/>Position of lights: <draw:frame draw:style-name="fr4" draw:name="Object41" text:anchor-type="as-char" svg:width="0.1839in" svg:height="0.1854in" draw:z-index="41"><draw:object xlink:href="./Object 41" xlink:type="simple" xlink:show="embed" xlink:actuate="onLoad"/><draw:image xlink:href="./ObjectReplacements/Object 41" xlink:type="simple" xlink:show="embed" xlink:actuate="onLoad"/></draw:frame> is already in world coordinates</text:p>
      <text:p text:style-name="Text_20_body"><text:tab/>Eye position: <draw:frame draw:style-name="fr4" draw:name="Object42" text:anchor-type="as-char" svg:width="0.5457in" svg:height="0.2008in" draw:z-index="42"><draw:object xlink:href="./Object 42" xlink:type="simple" xlink:show="embed" xlink:actuate="onLoad"/><draw:image xlink:href="./ObjectReplacements/Object 42" xlink:type="simple" xlink:show="embed" xlink:actuate="onLoad"/></draw:frame> in eye CS becomes <text:span text:style-name="T4"><draw:frame draw:style-name="fr7" draw:name="Object43" text:anchor-type="as-char" svg:width="1.3201in" svg:height="0.2189in" draw:z-index="45"><draw:object xlink:href="./Object 43" xlink:type="simple" xlink:show="embed" xlink:actuate="onLoad"/><draw:image xlink:href="./ObjectReplacements/Object 43" xlink:type="simple" xlink:show="embed" xlink:actuate="onLoad"/></draw:frame></text:span> in world CS</text:p>
      <text:p text:style-name="Text_20_body"><text:tab/>Pixel object pos: (x,y,z,1) from scanline <draw:frame draw:style-name="fr7" draw:name="Object44" text:anchor-type="as-char" svg:width="1.7154in" svg:height="0.2189in" draw:z-index="46"><draw:object xlink:href="./Object 44" xlink:type="simple" xlink:show="embed" xlink:actuate="onLoad"/><draw:image xlink:href="./ObjectReplacements/Object 44" xlink:type="simple" xlink:show="embed" xlink:actuate="onLoad"/><svg:desc>formula</svg:desc></draw:frame> (Then do hdiv)</text:p>
      <text:h text:style-name="Heading_20_1" text:outline-level="1">Distance attenuation</text:h>
      <text:p text:style-name="Text_20_body">Light decreases with distance.</text:p>
      <text:p text:style-name="Text_20_body"><text:tab/><draw:frame draw:style-name="fr4" draw:name="Object22" text:anchor-type="as-char" svg:width="0.3972in" svg:height="0.2083in" draw:z-index="14"><draw:object xlink:href="./Object 22" xlink:type="simple" xlink:show="embed" xlink:actuate="onLoad"/><draw:image xlink:href="./ObjectReplacements/Object 22" xlink:type="simple" xlink:show="embed" xlink:actuate="onLoad"/></draw:frame> from a point source</text:p>
      <text:p text:style-name="Text_20_body"><text:tab/><draw:frame draw:style-name="fr4" draw:name="Object23" text:anchor-type="as-char" svg:width="0.3244in" svg:height="0.1846in" draw:z-index="15"><draw:object xlink:href="./Object 23" xlink:type="simple" xlink:show="embed" xlink:actuate="onLoad"/><draw:image xlink:href="./ObjectReplacements/Object 23" xlink:type="simple" xlink:show="embed" xlink:actuate="onLoad"/></draw:frame> from an (infinite) linear source</text:p>
      <text:p text:style-name="Text_20_body"><text:tab/>constant from an (infinite) planar source</text:p>
      <text:p text:style-name="Text_20_body">so use</text:p>
      <text:p text:style-name="Text_20_body"><text:tab/><draw:frame draw:style-name="fr4" draw:name="Object25" text:anchor-type="as-char" svg:width="1.5898in" svg:height="0.4417in" draw:z-index="43"><draw:object xlink:href="./Object 25" xlink:type="simple" xlink:show="embed" xlink:actuate="onLoad"/><draw:image xlink:href="./ObjectReplacements/Object 25" xlink:type="simple" xlink:show="embed" xlink:actuate="onLoad"/></draw:frame></text:p>
      <text:p text:style-name="Text_20_body">One set of reasonable values is</text:p>
      <text:p text:style-name="Text_20_body"><text:tab/><draw:frame draw:style-name="fr4" draw:name="Object24" text:anchor-type="as-char" svg:width="1.2126in" svg:height="0.2083in" draw:z-index="16"><draw:object xlink:href="./Object 24" xlink:type="simple" xlink:show="embed" xlink:actuate="onLoad"/><draw:image xlink:href="./ObjectReplacements/Object 24" xlink:type="simple" xlink:show="embed" xlink:actuate="onLoad"/></draw:frame></text:p>
      <text:h text:style-name="Heading_20_1" text:outline-level="1">Atmospheric attenuation (depth cuing, fog)</text:h>
      <text:p text:style-name="Text_20_body">Blend calculated color<draw:frame draw:style-name="fr4" draw:name="Object27" text:anchor-type="as-char" svg:width="0.1457in" svg:height="0.1846in" draw:z-index="44"><draw:object xlink:href="./Object 27" xlink:type="simple" xlink:show="embed" xlink:actuate="onLoad"/><draw:image xlink:href="./ObjectReplacements/Object 27" xlink:type="simple" xlink:show="embed" xlink:actuate="onLoad"/></draw:frame>and fog color,<draw:frame draw:style-name="fr4" draw:name="Object26" text:anchor-type="as-char" svg:width="0.3193in" svg:height="0.2083in" draw:z-index="18"><draw:object xlink:href="./Object 26" xlink:type="simple" xlink:show="embed" xlink:actuate="onLoad"/><draw:image xlink:href="./ObjectReplacements/Object 26" xlink:type="simple" xlink:show="embed" xlink:actuate="onLoad"/></draw:frame></text:p>
      <text:p text:style-name="Text_20_body"><draw:frame draw:style-name="fr4" draw:name="Object28" text:anchor-type="as-char" svg:width="1.7138in" svg:height="0.2083in" draw:z-index="20"><draw:object xlink:href="./Object 28" xlink:type="simple" xlink:show="embed" xlink:actuate="onLoad"/><draw:image xlink:href="./ObjectReplacements/Object 28" xlink:type="simple" xlink:show="embed" xlink:actuate="onLoad"/></draw:frame></text:p>
      <text:p text:style-name="Text_20_body">where s=1 for full color</text:p>
      <text:p text:style-name="Text_20_body">and s=0 for full for fog</text:p>
      <text:p text:style-name="Text_20_body">OpenGL implements three falloff functions for s:</text:p>
      <text:p text:style-name="Text_20_body"><text:tab/>LINEAR: <draw:frame draw:style-name="fr4" draw:name="Object31" text:anchor-type="as-char" svg:width="0.5335in" svg:height="0.3953in" draw:z-index="30"><draw:object xlink:href="./Object 31" xlink:type="simple" xlink:show="embed" xlink:actuate="onLoad"/><draw:image xlink:href="./ObjectReplacements/Object 31" xlink:type="simple" xlink:show="embed" xlink:actuate="onLoad"/></draw:frame></text:p>
      <text:p text:style-name="Text_20_body"><text:tab/>EXP: <draw:frame draw:style-name="fr4" draw:name="Object30" text:anchor-type="as-char" svg:width="0.3417in" svg:height="0.2083in" draw:z-index="31"><draw:object xlink:href="./Object 30" xlink:type="simple" xlink:show="embed" xlink:actuate="onLoad"/><draw:image xlink:href="./ObjectReplacements/Object 30" xlink:type="simple" xlink:show="embed" xlink:actuate="onLoad"/></draw:frame></text:p>
      <text:p text:style-name="Text_20_body"><text:tab/>EXP2: <draw:frame draw:style-name="fr4" draw:name="Object29" text:anchor-type="as-char" svg:width="0.4575in" svg:height="0.2228in" draw:z-index="21"><draw:object xlink:href="./Object 29" xlink:type="simple" xlink:show="embed" xlink:actuate="onLoad"/><draw:image xlink:href="./ObjectReplacements/Object 29"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Lucidasans, 'Lucida Sans', 'Arial Unicode MS'"/>
    <style:font-face style:name="Times" svg:font-family="Times"/>
    <style:font-face style:name="Times New Roman1" svg:font-family="'Times New Roman'"/>
    <style:font-face style:name="DejaVu Sans Mono" svg:font-family="'DejaVu Sans Mono'" style:font-adornments="Bold" style:font-family-generic="swiss"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adornments="Bold"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402in" fo:margin-bottom="0in"/>
      <style:text-properties fo:font-weight="normal"/>
    </style:style>
    <style:style style:name="Text_20_body" style:display-name="Text body" style:family="paragraph" style:parent-style-name="Standard" style:class="text">
      <style:paragraph-properties fo:margin-left="0.25in" fo:margin-right="0in" fo:margin-top="0in" fo:margin-bottom="0in" fo:text-indent="0in" style:auto-text-indent="false"/>
      <style:text-properties style:font-name="Bitstream Vera Serif"/>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in" fo:margin-bottom="0in" fo:text-align="center" style:justify-single-word="false" fo:keep-with-next="always"/>
      <style:text-properties style:font-name="Bitstream Vera Sans"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0402in" fo:margin-bottom="0in" fo:text-align="start" style:justify-single-word="false"/>
      <style:text-properties style:font-name="Bitstream Vera Serif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in" fo:margin-bottom="0in" fo:text-align="start" style:justify-single-word="false"/>
      <style:text-properties style:font-name="Times New Roman"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New Roman1"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Illustration" style:family="paragraph" style:parent-style-name="Caption" style:class="extra"/>
    <style:style style:name="Frame_20_contents" style:display-name="Frame contents" style:family="paragraph" style:parent-style-name="Text_20_body" style:class="extra"/>
    <style:style style:name="Untitled1" style:family="paragraph" style:parent-style-name="Text_20_body">
      <style:text-properties style:font-name="DejaVu Sans Mono" fo:font-weight="bold"/>
    </style:style>
    <style:style style:name="code" style:family="paragraph" style:parent-style-name="Text_20_body">
      <style:text-properties style:font-name="DejaVu Sans Mono" fo:font-weight="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meta:creation-date>2005-09-06T10:58:19</meta:creation-date>
    <dc:date>2011-12-06T10:19:27</dc:date>
    <meta:printed-by>Gary Herron</meta:printed-by>
    <meta:print-date>2008-01-09T08:47:15</meta:print-date>
    <meta:editing-cycles>63</meta:editing-cycles>
    <meta:editing-duration>P2DT8H25M18S</meta:editing-duration>
    <meta:document-statistic meta:table-count="0" meta:image-count="1" meta:object-count="44" meta:page-count="2" meta:paragraph-count="67" meta:word-count="253" meta:character-count="1628" meta:non-whitespace-character-count="133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I</math:mi>
        <math:mi>i</math:mi>
      </math:msub>
      <math:mrow>
        <math:mo math:stretchy="false">=</math:mo>
      </math:mrow>
      <math:mrow>
        <math:mo math:stretchy="false"></math:mo>
        <math:mrow>
          <math:msubsup>
            <math:mi>I</math:mi>
            <math:mi>i</math:mi>
            <math:mi>R</math:mi>
          </math:msubsup>
          <math:mi>,</math:mi>
          <math:msubsup>
            <math:mi>I</math:mi>
            <math:mi>i</math:mi>
            <math:mi>G</math:mi>
          </math:msubsup>
          <math:mi>,</math:mi>
          <math:msubsup>
            <math:mi>I</math:mi>
            <math:mi>i</math:mi>
            <math:mi>B</math:mi>
          </math:msubsup>
        </math:mrow>
        <math:mo math:stretchy="false"></math:mo>
      </math:mrow>
    </math:mrow>
    <math:annotation math:encoding="StarMath 5.0">I_i ~=~ (I_i^R,  I_i^G, I_i^B)</math:annotation>
  </math:semantics>
</math:math>
</file>

<file path=Object 10/content.xml><?xml version="1.0" encoding="utf-8"?>
<!DOCTYPE math  PUBLIC '-//OpenOffice.org//DTD Modified W3C MathML 1.01//EN'  'math.dtd'>
<math:math xmlns:math="http://www.w3.org/1998/Math/MathML">
  <math:semantics>
    <math:mrow>
      <math:msub>
        <math:mi>I</math:mi>
        <math:mi>a</math:mi>
      </math:msub>
      <math:msub>
        <math:mi>K</math:mi>
        <math:mi>a</math:mi>
      </math:msub>
      <math:mrow>
        <math:mo math:stretchy="false">=</math:mo>
      </math:mrow>
      <math:mrow>
        <math:mo math:stretchy="false"></math:mo>
        <math:mrow>
          <math:msubsup>
            <math:mi>I</math:mi>
            <math:mi>a</math:mi>
            <math:mi>R</math:mi>
          </math:msubsup>
          <math:mi>,</math:mi>
          <math:msubsup>
            <math:mi>I</math:mi>
            <math:mi>a</math:mi>
            <math:mi>G</math:mi>
          </math:msubsup>
          <math:mi>,</math:mi>
          <math:msubsup>
            <math:mi>I</math:mi>
            <math:mi>a</math:mi>
            <math:mi>B</math:mi>
          </math:msubsup>
        </math:mrow>
        <math:mo math:stretchy="false"></math:mo>
      </math:mrow>
      <math:mrow>
        <math:mo math:stretchy="false"></math:mo>
        <math:mrow>
          <math:msubsup>
            <math:mi>K</math:mi>
            <math:mi>a</math:mi>
            <math:mi>R</math:mi>
          </math:msubsup>
          <math:mi>,</math:mi>
          <math:msubsup>
            <math:mi>K</math:mi>
            <math:mi>a</math:mi>
            <math:mi>G</math:mi>
          </math:msubsup>
          <math:mi>,</math:mi>
          <math:msubsup>
            <math:mi>K</math:mi>
            <math:mi>a</math:mi>
            <math:mi>B</math:mi>
          </math:msubsup>
        </math:mrow>
        <math:mo math:stretchy="false"></math:mo>
      </math:mrow>
      <math:mrow>
        <math:mo math:stretchy="false">=</math:mo>
      </math:mrow>
      <math:mrow>
        <math:mo math:stretchy="false"></math:mo>
        <math:mrow>
          <math:msubsup>
            <math:mi>I</math:mi>
            <math:mi>a</math:mi>
            <math:mi>R</math:mi>
          </math:msubsup>
          <math:msubsup>
            <math:mi>K</math:mi>
            <math:mi>a</math:mi>
            <math:mi>R</math:mi>
          </math:msubsup>
          <math:mi>,</math:mi>
          <math:msubsup>
            <math:mi>I</math:mi>
            <math:mi>a</math:mi>
            <math:mi>G</math:mi>
          </math:msubsup>
          <math:msubsup>
            <math:mi>K</math:mi>
            <math:mi>a</math:mi>
            <math:mi>G</math:mi>
          </math:msubsup>
          <math:mi>,</math:mi>
          <math:msubsup>
            <math:mi>I</math:mi>
            <math:mi>a</math:mi>
            <math:mi>B</math:mi>
          </math:msubsup>
          <math:msubsup>
            <math:mi>K</math:mi>
            <math:mi>a</math:mi>
            <math:mi>B</math:mi>
          </math:msubsup>
        </math:mrow>
        <math:mo math:stretchy="false"></math:mo>
      </math:mrow>
    </math:mrow>
    <math:annotation math:encoding="StarMath 5.0">I_a K_a ~=~ (I_a^R,  I_a^G, I_a^B)(K_a^R,  K_a^G, K_a^B) ~=~ (I_a^R K_a^R, ~I_a^G K_a^G, ~I_a^B K_a^B)</math:annotation>
  </math:semantics>
</math:math>
</file>

<file path=Object 11/content.xml><?xml version="1.0" encoding="utf-8"?>
<!DOCTYPE math  PUBLIC '-//OpenOffice.org//DTD Modified W3C MathML 1.01//EN'  'math.dtd'>
<math:math xmlns:math="http://www.w3.org/1998/Math/MathML">
  <math:semantics>
    <math:msub>
      <math:mi>L</math:mi>
      <math:mi>i</math:mi>
    </math:msub>
    <math:annotation math:encoding="StarMath 5.0">L_i</math:annotation>
  </math:semantics>
</math:math>
</file>

<file path=Object 12/content.xml><?xml version="1.0" encoding="utf-8"?>
<!DOCTYPE math  PUBLIC '-//OpenOffice.org//DTD Modified W3C MathML 1.01//EN'  'math.dtd'>
<math:math xmlns:math="http://www.w3.org/1998/Math/MathML">
  <math:semantics>
    <math:mrow>
      <math:msub>
        <math:mi>I</math:mi>
        <math:mi>i</math:mi>
      </math:msub>
      <math:msub>
        <math:mi>K</math:mi>
        <math:mi>d</math:mi>
      </math:msub>
      <math:mi>cos</math:mi>
      <math:mo math:stretchy="false"></math:mo>
      <math:mrow>
        <math:mo math:stretchy="false">=</math:mo>
      </math:mrow>
      <math:msub>
        <math:mi>I</math:mi>
        <math:mi>i</math:mi>
      </math:msub>
      <math:msub>
        <math:mi>K</math:mi>
        <math:mi>d</math:mi>
      </math:msub>
      <math:mrow>
        <math:mo math:stretchy="false"></math:mo>
        <math:mrow>
          <math:mi>N</math:mi>
          <math:mo math:stretchy="false">⋅</math:mo>
          <math:msub>
            <math:mi>L</math:mi>
            <math:mi>i</math:mi>
          </math:msub>
        </math:mrow>
        <math:mo math:stretchy="false"></math:mo>
      </math:mrow>
    </math:mrow>
    <math:annotation math:encoding="StarMath 5.0">I_i K_d cos %alpha ~=~ I_i K_d (N cdot L_i)</math:annotation>
  </math:semantics>
</math:math>
</file>

<file path=Object 13/content.xml><?xml version="1.0" encoding="utf-8"?>
<!DOCTYPE math  PUBLIC '-//OpenOffice.org//DTD Modified W3C MathML 1.01//EN'  'math.dtd'>
<math:math xmlns:math="http://www.w3.org/1998/Math/MathML">
  <math:semantics>
    <math:mrow>
      <math:msub>
        <math:mi>I</math:mi>
        <math:mi>i</math:mi>
      </math:msub>
      <math:msub>
        <math:mi>K</math:mi>
        <math:mi>s</math:mi>
      </math:msub>
      <math:msup>
        <math:mrow>
          <math:mo math:stretchy="false">(</math:mo>
          <math:mrow>
            <math:mi>cos</math:mi>
            <math:mo math:stretchy="false">β</math:mo>
          </math:mrow>
          <math:mo math:stretchy="false">)</math:mo>
        </math:mrow>
        <math:mi>n</math:mi>
      </math:msup>
      <math:mrow>
        <math:mi/>
        <math:mo math:stretchy="false">=</math:mo>
        <math:mi/>
      </math:mrow>
      <math:msub>
        <math:mi>I</math:mi>
        <math:mi>i</math:mi>
      </math:msub>
      <math:msub>
        <math:mi>K</math:mi>
        <math:mi>s</math:mi>
      </math:msub>
      <math:msup>
        <math:mrow>
          <math:mo math:stretchy="false">(</math:mo>
          <math:mrow>
            <math:mi>V</math:mi>
            <math:mo math:stretchy="false">⋅</math:mo>
            <math:msub>
              <math:mi>R</math:mi>
              <math:mi>i</math:mi>
            </math:msub>
          </math:mrow>
          <math:mo math:stretchy="false">)</math:mo>
        </math:mrow>
        <math:mi>n</math:mi>
      </math:msup>
    </math:mrow>
    <math:annotation math:encoding="StarMath 5.0">I_i K_s (cos %beta)^n ~=~ I_i K_s (V cdot R_i)^n</math:annotation>
  </math:semantics>
</math:math>
</file>

<file path=Object 14/content.xml><?xml version="1.0" encoding="utf-8"?>
<!DOCTYPE math  PUBLIC '-//OpenOffice.org//DTD Modified W3C MathML 1.01//EN'  'math.dtd'>
<math:math xmlns:math="http://www.w3.org/1998/Math/MathML">
  <math:semantics>
    <math:msub>
      <math:mi>R</math:mi>
      <math:mi>i</math:mi>
    </math:msub>
    <math:annotation math:encoding="StarMath 5.0">R_i</math:annotation>
  </math:semantics>
</math:math>
</file>

<file path=Object 15/content.xml><?xml version="1.0" encoding="utf-8"?>
<!DOCTYPE math  PUBLIC '-//OpenOffice.org//DTD Modified W3C MathML 1.01//EN'  'math.dtd'>
<math:math xmlns:math="http://www.w3.org/1998/Math/MathML">
  <math:semantics>
    <math:mtable>
      <math:mtr>
        <math:mrow>
          <math:mrow>
            <math:mi>Q</math:mi>
            <math:mrow>
              <math:mi/>
              <math:mo math:stretchy="false">=</math:mo>
              <math:mi/>
            </math:mrow>
            <math:mi>L</math:mi>
            <math:mrow>
              <math:mi/>
              <math:mo math:stretchy="false">−</math:mo>
              <math:mi/>
            </math:mrow>
            <math:mfrac>
              <math:mrow>
                <math:mi>L</math:mi>
                <math:mo math:stretchy="false">⋅</math:mo>
                <math:mi>N</math:mi>
              </math:mrow>
              <math:mrow>
                <math:mi>N</math:mi>
                <math:mo math:stretchy="false">⋅</math:mo>
                <math:mi>N</math:mi>
              </math:mrow>
            </math:mfrac>
            <math:mi>N</math:mi>
            <math:mrow>
              <math:mi/>
              <math:mo math:stretchy="false">=</math:mo>
              <math:mi/>
            </math:mrow>
            <math:mrow>
              <math:mi>L</math:mi>
              <math:mo math:stretchy="false">−</math:mo>
              <math:mrow>
                <math:mo math:stretchy="false">(</math:mo>
                <math:mrow>
                  <math:mi>L</math:mi>
                  <math:mo math:stretchy="false">⋅</math:mo>
                  <math:mi>N</math:mi>
                </math:mrow>
                <math:mo math:stretchy="false">)</math:mo>
              </math:mrow>
            </math:mrow>
            <math:mi>N</math:mi>
          </math:mrow>
        </math:mrow>
      </math:mtr>
      <math:mtr>
        <math:mrow>
          <math:mrow>
            <math:mi>R</math:mi>
            <math:mrow>
              <math:mi/>
              <math:mo math:stretchy="false">=</math:mo>
              <math:mi/>
            </math:mrow>
            <math:mrow>
              <math:mi>L</math:mi>
              <math:mo math:stretchy="false">−</math:mo>
              <math:mn>2Q</math:mn>
            </math:mrow>
          </math:mrow>
        </math:mrow>
      </math:mtr>
      <math:mtr>
        <math:mrow>
          <math:mrow>
            <math:mi>R</math:mi>
            <math:mrow>
              <math:mi/>
              <math:mo math:stretchy="false">=</math:mo>
              <math:mi/>
            </math:mrow>
            <math:mn>2</math:mn>
            <math:mrow>
              <math:mo math:stretchy="false">(</math:mo>
              <math:mrow>
                <math:mi>L</math:mi>
                <math:mo math:stretchy="false">⋅</math:mo>
                <math:mi>N</math:mi>
              </math:mrow>
              <math:mo math:stretchy="false">)</math:mo>
            </math:mrow>
            <math:mrow>
              <math:mi>N</math:mi>
              <math:mo math:stretchy="false">−</math:mo>
              <math:mi>L</math:mi>
            </math:mrow>
          </math:mrow>
        </math:mrow>
      </math:mtr>
    </math:mtable>
    <math:annotation math:encoding="StarMath 5.0">alignl Q ~=~ L ~-~ {L cdot N} over {N cdot N} N ~=~  L - (L cdot N) N newline
alignl R ~=~ L - 2Q  newline
alignl R ~=~ 2(L cdot N) N -L</math:annotation>
  </math:semantics>
</math:math>
</file>

<file path=Object 16/content.xml><?xml version="1.0" encoding="utf-8"?>
<!DOCTYPE math  PUBLIC '-//OpenOffice.org//DTD Modified W3C MathML 1.01//EN'  'math.dtd'>
<math:math xmlns:math="http://www.w3.org/1998/Math/MathML">
  <math:semantics>
    <math:mrow>
      <math:mi>H</math:mi>
      <math:mrow>
        <math:mi/>
        <math:mo math:stretchy="false">=</math:mo>
        <math:mi/>
      </math:mrow>
      <math:mrow>
        <math:mrow>
          <math:mo math:stretchy="false">(</math:mo>
          <math:mrow>
            <math:mi>L</math:mi>
            <math:mo math:stretchy="false">+</math:mo>
            <math:mi>V</math:mi>
          </math:mrow>
          <math:mo math:stretchy="false">)</math:mo>
        </math:mrow>
        <math:mo math:stretchy="false">/</math:mo>
        <math:mfenced math:open="∥" math:close="∥">
          <math:mrow>
            <math:mi>L</math:mi>
            <math:mo math:stretchy="false">+</math:mo>
            <math:mi>V</math:mi>
          </math:mrow>
        </math:mfenced>
      </math:mrow>
    </math:mrow>
    <math:annotation math:encoding="StarMath 5.0">H ~=~ (L+V)/left ldline L+V right rdline</math:annotation>
  </math:semantics>
</math:math>
</file>

<file path=Object 17/content.xml><?xml version="1.0" encoding="utf-8"?>
<!DOCTYPE math  PUBLIC '-//OpenOffice.org//DTD Modified W3C MathML 1.01//EN'  'math.dtd'>
<math:math xmlns:math="http://www.w3.org/1998/Math/MathML">
  <math:semantics>
    <math:mrow>
      <math:mi>b</math:mi>
      <math:mrow>
        <math:mi>'</math:mi>
        <math:mo math:stretchy="false">=</math:mo>
        <math:mrow>
          <math:mi>b</math:mi>
          <math:mo math:stretchy="false">/</math:mo>
          <math:mn>2</math:mn>
        </math:mrow>
      </math:mrow>
    </math:mrow>
    <math:annotation math:encoding="StarMath 5.0">b' = b/2</math:annotation>
  </math:semantics>
</math:math>
</file>

<file path=Object 18/content.xml><?xml version="1.0" encoding="utf-8"?>
<!DOCTYPE math  PUBLIC '-//OpenOffice.org//DTD Modified W3C MathML 1.01//EN'  'math.dtd'>
<math:math xmlns:math="http://www.w3.org/1998/Math/MathML">
  <math:semantics>
    <math:mtable>
      <math:mtr>
        <math:mrow>
          <math:mrow>
            <math:mn>2</math:mn>
            <math:mi>a</math:mi>
            <math:mrow>
              <math:mi/>
              <math:mo math:stretchy="false">+</math:mo>
              <math:mi/>
            </math:mrow>
            <math:mi>b</math:mi>
            <math:mrow>
              <math:mi/>
              <math:mo math:stretchy="false">=</math:mo>
              <math:mi/>
            </math:mrow>
            <math:mn>2</math:mn>
            <math:mi>a</math:mi>
            <math:mi>'</math:mi>
          </math:mrow>
        </math:mrow>
      </math:mtr>
      <math:mtr>
        <math:mrow>
          <math:mrow>
            <math:mi>a</math:mi>
            <math:mi>'</math:mi>
            <math:mrow>
              <math:mi/>
              <math:mo math:stretchy="false">−</math:mo>
              <math:mi/>
            </math:mrow>
            <math:mi>b</math:mi>
            <math:mi>'</math:mi>
            <math:mrow>
              <math:mi/>
              <math:mo math:stretchy="false">=</math:mo>
              <math:mi/>
            </math:mrow>
            <math:mi>a</math:mi>
          </math:mrow>
        </math:mrow>
      </math:mtr>
      <math:mtr>
        <math:mrow>
          <math:mrow>
            <math:mrow/>
            <math:mo math:stretchy="false">⇒</math:mo>
            <math:mrow>
              <math:mi>b</math:mi>
              <math:mrow>
                <math:mi/>
                <math:mo math:stretchy="false">=</math:mo>
                <math:mi/>
              </math:mrow>
              <math:mn>2</math:mn>
              <math:mi>b</math:mi>
              <math:mi>'</math:mi>
            </math:mrow>
          </math:mrow>
        </math:mrow>
      </math:mtr>
    </math:mtable>
    <math:annotation math:encoding="StarMath 5.0">alignl 2 a ~+~ b ~=~ 2 a' newline
alignl a' ~-~ b' ~=~ a newline
alignl {} drarrow  {b ~=~ 2 b' }</math:annotation>
  </math:semantics>
</math:math>
</file>

<file path=Object 19/content.xml><?xml version="1.0" encoding="utf-8"?>
<math xmlns="http://www.w3.org/1998/Math/MathML">
  <semantics>
    <mrow>
      <mi>N</mi>
    </mrow>
    <annotation encoding="StarMath 5.0">N</annotation>
  </semantics>
</math>
</file>

<file path=Object 2/content.xml><?xml version="1.0" encoding="utf-8"?>
<!DOCTYPE math  PUBLIC '-//OpenOffice.org//DTD Modified W3C MathML 1.01//EN'  'math.dtd'>
<math:math xmlns:math="http://www.w3.org/1998/Math/MathML">
  <math:semantics>
    <math:msub>
      <math:mi>L</math:mi>
      <math:mi>i</math:mi>
    </math:msub>
    <math:annotation math:encoding="StarMath 5.0">L_i</math:annotation>
  </math:semantics>
</math:math>
</file>

<file path=Object 20/content.xml><?xml version="1.0" encoding="utf-8"?>
<!DOCTYPE math  PUBLIC '-//OpenOffice.org//DTD Modified W3C MathML 1.01//EN'  'math.dtd'>
<math:math xmlns:math="http://www.w3.org/1998/Math/MathML">
  <math:semantics>
    <math:mtable>
      <math:mtr>
        <math:mrow>
          <math:mrow>
            <math:mi>I</math:mi>
            <math:mrow>
              <math:mi/>
              <math:mo math:stretchy="false">=</math:mo>
              <math:mi/>
            </math:mrow>
            <math:msub>
              <math:mi>I</math:mi>
              <math:mi>e</math:mi>
            </math:msub>
            <math:mrow>
              <math:mi/>
              <math:mo math:stretchy="false">+</math:mo>
              <math:mi/>
            </math:mrow>
            <math:msub>
              <math:mi>I</math:mi>
              <math:mi>a</math:mi>
            </math:msub>
            <math:msub>
              <math:mi>K</math:mi>
              <math:mi>a</math:mi>
            </math:msub>
            <math:mrow>
              <math:mi/>
              <math:mo math:stretchy="false">+</math:mo>
              <math:mi/>
            </math:mrow>
            <math:mrow>
              <math:msub>
                <math:mo math:stretchy="false">∑</math:mo>
                <math:mi>i</math:mi>
              </math:msub>
              <math:mfenced math:open="" math:close="">
                <math:mrow>
                  <math:msub>
                    <math:mi>I</math:mi>
                    <math:mi>i</math:mi>
                  </math:msub>
                  <math:msub>
                    <math:mi>K</math:mi>
                    <math:mi>d</math:mi>
                  </math:msub>
                  <math:mi>cos</math:mi>
                  <math:mo math:stretchy="false">α</math:mo>
                  <math:mrow>
                    <math:mi/>
                    <math:mo math:stretchy="false">+</math:mo>
                    <math:mi/>
                  </math:mrow>
                  <math:msub>
                    <math:mi>I</math:mi>
                    <math:mi>i</math:mi>
                  </math:msub>
                  <math:msub>
                    <math:mi>K</math:mi>
                    <math:mi>s</math:mi>
                  </math:msub>
                  <math:mi>cos</math:mi>
                  <math:mo math:stretchy="false">β</math:mo>
                </math:mrow>
              </math:mfenced>
            </math:mrow>
          </math:mrow>
        </math:mrow>
      </math:mtr>
      <math:mtr>
        <math:mrow>
          <math:mrow>
            <math:mi>I</math:mi>
            <math:mrow>
              <math:mi/>
              <math:mo math:stretchy="false">=</math:mo>
              <math:mi/>
            </math:mrow>
            <math:msub>
              <math:mi>I</math:mi>
              <math:mi>e</math:mi>
            </math:msub>
            <math:mrow>
              <math:mi/>
              <math:mo math:stretchy="false">+</math:mo>
              <math:mi/>
            </math:mrow>
            <math:msub>
              <math:mi>I</math:mi>
              <math:mi>a</math:mi>
            </math:msub>
            <math:msub>
              <math:mi>K</math:mi>
              <math:mi>a</math:mi>
            </math:msub>
            <math:mrow>
              <math:mi/>
              <math:mo math:stretchy="false">+</math:mo>
              <math:mi/>
            </math:mrow>
            <math:mrow>
              <math:msub>
                <math:mo math:stretchy="false">∑</math:mo>
                <math:mi>i</math:mi>
              </math:msub>
              <math:msub>
                <math:mi>I</math:mi>
                <math:mi>i</math:mi>
              </math:msub>
            </math:mrow>
            <math:mfenced math:open="" math:close="">
              <math:mrow>
                <math:msub>
                  <math:mi>K</math:mi>
                  <math:mi>d</math:mi>
                </math:msub>
                <math:mrow>
                  <math:mo math:stretchy="false">(</math:mo>
                  <math:mrow>
                    <math:mi>N</math:mi>
                    <math:mo math:stretchy="false">⋅</math:mo>
                    <math:msub>
                      <math:mi>L</math:mi>
                      <math:mi>i</math:mi>
                    </math:msub>
                  </math:mrow>
                  <math:mo math:stretchy="false">)</math:mo>
                </math:mrow>
                <math:mrow>
                  <math:mi/>
                  <math:mo math:stretchy="false">+</math:mo>
                  <math:mi/>
                </math:mrow>
                <math:msub>
                  <math:mi>K</math:mi>
                  <math:mi>s</math:mi>
                </math:msub>
                <math:msup>
                  <math:mrow>
                    <math:mo math:stretchy="false">(</math:mo>
                    <math:mrow>
                      <math:mi>V</math:mi>
                      <math:mo math:stretchy="false">⋅</math:mo>
                      <math:msub>
                        <math:mi>R</math:mi>
                        <math:mi>i</math:mi>
                      </math:msub>
                    </math:mrow>
                    <math:mo math:stretchy="false">)</math:mo>
                  </math:mrow>
                  <math:mi>n</math:mi>
                </math:msup>
              </math:mrow>
            </math:mfenced>
          </math:mrow>
        </math:mrow>
      </math:mtr>
    </math:mtable>
    <math:annotation math:encoding="StarMath 5.0">alignl I ~=~ I_e ~+~ I_a K_a ~+~ sum_i left(I_i K_d cos %alpha ~+~ I_i K_s cos %beta right) newline
alignl I ~=~ I_e ~+~ I_a K_a ~+~ sum_i I_i left( K_d (N cdot L_i) ~+~ K_s (V cdot R_i)^n right)</math:annotation>
  </math:semantics>
</math:math>
</file>

<file path=Object 21/content.xml><?xml version="1.0" encoding="utf-8"?>
<!DOCTYPE math  PUBLIC '-//OpenOffice.org//DTD Modified W3C MathML 1.01//EN'  'math.dtd'>
<math:math xmlns:math="http://www.w3.org/1998/Math/MathML">
  <math:semantics>
    <math:mrow>
      <math:mi>I</math:mi>
      <math:mi>,</math:mi>
      <math:msub>
        <math:mi>I</math:mi>
        <math:mi>e</math:mi>
      </math:msub>
      <math:mi>,</math:mi>
      <math:msub>
        <math:mi>I</math:mi>
        <math:mi>a</math:mi>
      </math:msub>
      <math:mi>,</math:mi>
      <math:msub>
        <math:mi>K</math:mi>
        <math:mi>d</math:mi>
      </math:msub>
      <math:mi>,</math:mi>
      <math:msub>
        <math:mi>L</math:mi>
        <math:mi>i</math:mi>
      </math:msub>
      <math:mi>,</math:mi>
      <math:msub>
        <math:mi>K</math:mi>
        <math:mi>s</math:mi>
      </math:msub>
    </math:mrow>
    <math:annotation math:encoding="StarMath 5.0">I, I_e, I_a, K_d, L_i, K_s</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sup>
        <math:mi>d</math:mi>
        <math:mn>2</math:mn>
      </math:msup>
    </math:mrow>
    <math:annotation math:encoding="StarMath 5.0">1/d^2</math:annotation>
  </math:semantics>
</math:math>
</file>

<file path=Object 23/content.xml><?xml version="1.0" encoding="utf-8"?>
<!DOCTYPE math  PUBLIC '-//OpenOffice.org//DTD Modified W3C MathML 1.01//EN'  'math.dtd'>
<math:math xmlns:math="http://www.w3.org/1998/Math/MathML">
  <math:semantics>
    <math:mrow>
      <math:mn>1</math:mn>
      <math:mo math:stretchy="false">/</math:mo>
      <math:mi>d</math:mi>
    </math:mrow>
    <math:annotation math:encoding="StarMath 5.0">1/d</math:annotation>
  </math:semantics>
</math:math>
</file>

<file path=Object 24/content.xml><?xml version="1.0" encoding="utf-8"?>
<!DOCTYPE math  PUBLIC '-//OpenOffice.org//DTD Modified W3C MathML 1.01//EN'  'math.dtd'>
<math:math xmlns:math="http://www.w3.org/1998/Math/MathML">
  <math:semantics>
    <math:mrow>
      <math:mrow>
        <math:mrow>
          <math:msub>
            <math:mi>c</math:mi>
            <math:mn>1</math:mn>
          </math:msub>
          <math:mo math:stretchy="false">=</math:mo>
          <math:msub>
            <math:mi>c</math:mi>
            <math:mn>2</math:mn>
          </math:msub>
        </math:mrow>
        <math:mo math:stretchy="false">=</math:mo>
        <math:mn>¼,</math:mn>
      </math:mrow>
      <math:mrow>
        <math:msub>
          <math:mi>c</math:mi>
          <math:mn>3</math:mn>
        </math:msub>
        <math:mo math:stretchy="false">=</math:mo>
        <math:mn>½</math:mn>
      </math:mrow>
    </math:mrow>
    <math:annotation math:encoding="StarMath 5.0">c_1 = c_2 = ¼, c_3 = ½</math:annotation>
  </math:semantics>
</math:math>
</file>

<file path=Object 25/content.xml><?xml version="1.0" encoding="utf-8"?>
<!DOCTYPE math  PUBLIC '-//OpenOffice.org//DTD Modified W3C MathML 1.01//EN'  'math.dtd'>
<math:math xmlns:math="http://www.w3.org/1998/Math/MathML">
  <math:semantics>
    <math:mrow>
      <math:msub>
        <math:mi>f</math:mi>
        <math:mi>a</math:mi>
      </math:msub>
      <math:mrow>
        <math:mi/>
        <math:mo math:stretchy="false">=</math:mo>
        <math:mi/>
      </math:mrow>
      <math:mfrac>
        <math:mn>1</math:mn>
        <math:mrow>
          <math:mrow>
            <math:msub>
              <math:mi>c</math:mi>
              <math:mn>1</math:mn>
            </math:msub>
            <math:mo math:stretchy="false">+</math:mo>
            <math:msub>
              <math:mi>c</math:mi>
              <math:mn>2</math:mn>
            </math:msub>
          </math:mrow>
          <math:mrow>
            <math:mi>d</math:mi>
            <math:mo math:stretchy="false">+</math:mo>
            <math:msub>
              <math:mi>c</math:mi>
              <math:mn>3</math:mn>
            </math:msub>
          </math:mrow>
          <math:msup>
            <math:mi>d</math:mi>
            <math:mn>2</math:mn>
          </math:msup>
        </math:mrow>
      </math:mfrac>
    </math:mrow>
    <math:annotation math:encoding="StarMath 5.0">f_a ~=~ 1 over {c_1 + c_2 d + c_3 d^2}</math:annotation>
  </math:semantics>
</math:math>
</file>

<file path=Object 26/content.xml><?xml version="1.0" encoding="utf-8"?>
<!DOCTYPE math  PUBLIC '-//OpenOffice.org//DTD Modified W3C MathML 1.01//EN'  'math.dtd'>
<math:math xmlns:math="http://www.w3.org/1998/Math/MathML">
  <math:semantics>
    <math:msub>
      <math:mi>I</math:mi>
      <math:mi math:fontstyle="italic">fog</math:mi>
    </math:msub>
    <math:annotation math:encoding="StarMath 5.0">I_fog</math:annotation>
  </math:semantics>
</math:math>
</file>

<file path=Object 27/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8/content.xml><?xml version="1.0" encoding="utf-8"?>
<!DOCTYPE math  PUBLIC '-//OpenOffice.org//DTD Modified W3C MathML 1.01//EN'  'math.dtd'>
<math:math xmlns:math="http://www.w3.org/1998/Math/MathML">
  <math:semantics>
    <math:mrow>
      <math:mi>I</math:mi>
      <math:mi>'</math:mi>
      <math:mrow>
        <math:mi/>
        <math:mo math:stretchy="false">=</math:mo>
        <math:mi/>
      </math:mrow>
      <math:mi>s</math:mi>
      <math:mi>I</math:mi>
      <math:mrow>
        <math:mi/>
        <math:mo math:stretchy="false">+</math:mo>
        <math:mi/>
      </math:mrow>
      <math:mrow>
        <math:mo math:stretchy="false">(</math:mo>
        <math:mrow>
          <math:mn>1</math:mn>
          <math:mo math:stretchy="false">−</math:mo>
          <math:mi>s</math:mi>
        </math:mrow>
        <math:mo math:stretchy="false">)</math:mo>
      </math:mrow>
      <math:msub>
        <math:mi>I</math:mi>
        <math:mi math:fontstyle="italic">fog</math:mi>
      </math:msub>
    </math:mrow>
    <math:annotation math:encoding="StarMath 5.0">I' ~=~ s I ~+~ (1-s) I_fog</math:annotation>
  </math:semantics>
</math:math>
</file>

<file path=Object 29/content.xml><?xml version="1.0" encoding="utf-8"?>
<!DOCTYPE math  PUBLIC '-//OpenOffice.org//DTD Modified W3C MathML 1.01//EN'  'math.dtd'>
<math:math xmlns:math="http://www.w3.org/1998/Math/MathML">
  <math:semantics>
    <math:msup>
      <math:mi>e</math:mi>
      <math:mrow>
        <math:mo math:stretchy="false">−</math:mo>
        <math:msup>
          <math:mrow>
            <math:mo math:stretchy="false">(</math:mo>
            <math:mi math:fontstyle="italic">dZ</math:mi>
            <math:mo math:stretchy="false">)</math:mo>
          </math:mrow>
          <math:mn>2</math:mn>
        </math:msup>
      </math:mrow>
    </math:msup>
    <math:annotation math:encoding="StarMath 5.0">e^{-(dZ)^2}</math:annotation>
  </math:semantics>
</math:math>
</file>

<file path=Object 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0/content.xml><?xml version="1.0" encoding="utf-8"?>
<!DOCTYPE math  PUBLIC '-//OpenOffice.org//DTD Modified W3C MathML 1.01//EN'  'math.dtd'>
<math:math xmlns:math="http://www.w3.org/1998/Math/MathML">
  <math:semantics>
    <math:msup>
      <math:mi>e</math:mi>
      <math:mrow>
        <math:mo math:stretchy="false">−</math:mo>
        <math:mi math:fontstyle="italic">dZ</math:mi>
      </math:mrow>
    </math:msup>
    <math:annotation math:encoding="StarMath 5.0">e^{-dZ}</math:annotation>
  </math:semantics>
</math:math>
</file>

<file path=Object 31/content.xml><?xml version="1.0" encoding="utf-8"?>
<!DOCTYPE math  PUBLIC '-//OpenOffice.org//DTD Modified W3C MathML 1.01//EN'  'math.dtd'>
<math:math xmlns:math="http://www.w3.org/1998/Math/MathML">
  <math:semantics>
    <math:mfrac>
      <math:mrow>
        <math:mi>F</math:mi>
        <math:mo math:stretchy="false">−</math:mo>
        <math:mi>Z</math:mi>
      </math:mrow>
      <math:mrow>
        <math:mi>F</math:mi>
        <math:mo math:stretchy="false">−</math:mo>
        <math:mi>N</math:mi>
      </math:mrow>
    </math:mfrac>
    <math:annotation math:encoding="StarMath 5.0">{F-Z} over {F-N}</math:annotation>
  </math:semantics>
</math:math>
</file>

<file path=Object 32/content.xml><?xml version="1.0" encoding="utf-8"?>
<!DOCTYPE math  PUBLIC '-//OpenOffice.org//DTD Modified W3C MathML 1.01//EN'  'math.dtd'>
<math:math xmlns:math="http://www.w3.org/1998/Math/MathML">
  <math:semantics>
    <math:mi>w</math:mi>
    <math:annotation math:encoding="StarMath 5.0"> w </math:annotation>
  </math:semantics>
</math:math>
</file>

<file path=Object 33/content.xml><?xml version="1.0" encoding="utf-8"?>
<!DOCTYPE math  PUBLIC '-//OpenOffice.org//DTD Modified W3C MathML 1.01//EN'  'math.dtd'>
<math:math xmlns:math="http://www.w3.org/1998/Math/MathML">
  <math:semantics>
    <math:mrow>
      <math:mi>d</math:mi>
      <math:mrow>
        <math:mi/>
        <math:mo math:stretchy="false">=</math:mo>
        <math:mi/>
      </math:mrow>
      <math:mrow>
        <math:mi>w</math:mi>
        <math:mo math:stretchy="false">/</math:mo>
        <math:mi>cos</math:mi>
      </math:mrow>
      <math:mo math:stretchy="false">θ</math:mo>
    </math:mrow>
    <math:annotation math:encoding="StarMath 5.0">d ~=~ w/cos %theta</math:annotation>
  </math:semantics>
</math:math>
</file>

<file path=Object 34/content.xml><?xml version="1.0" encoding="utf-8"?>
<!DOCTYPE math  PUBLIC '-//OpenOffice.org//DTD Modified W3C MathML 1.01//EN'  'math.dtd'>
<math:math xmlns:math="http://www.w3.org/1998/Math/MathML">
  <math:semantics>
    <math:mrow>
      <math:mi>cos</math:mi>
      <math:mo math:stretchy="false">θ</math:mo>
      <math:mrow>
        <math:mi/>
        <math:mo math:stretchy="false">=</math:mo>
        <math:mi/>
      </math:mrow>
      <math:mrow>
        <math:mi>w</math:mi>
        <math:mo math:stretchy="false">/</math:mo>
        <math:mi>d</math:mi>
      </math:mrow>
    </math:mrow>
    <math:annotation math:encoding="StarMath 5.0">cos %theta ~=~ w/d</math:annotation>
  </math:semantics>
</math:math>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draw:marker-start="" draw:marker-end="Arrow"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481cm" fo:min-width="0.589cm"/>
    </style:style>
    <style:style style:name="P1" style:family="paragraph">
      <style:paragraph-properties fo:text-align="center"/>
    </style:style>
    <style:style style:name="P2" style:family="paragraph">
      <style:paragraph-properties fo:margin-left="0cm" fo:margin-right="0cm" fo:text-indent="0cm"/>
    </style:style>
    <style:style style:name="T1" style:family="text">
      <style:text-properties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64cm" svg:y1="9.771cm" svg:x2="7.42cm" svg:y2="6.737cm">
          <text:p text:style-name="P2"/>
        </draw:line>
        <draw:line draw:style-name="gr2" draw:text-style-name="P1" draw:layer="layout" svg:x1="4.032cm" svg:y1="8.855cm" svg:x2="4.032cm" svg:y2="5.962cm">
          <text:p text:style-name="P2"/>
        </draw:line>
        <draw:frame draw:style-name="gr3" draw:layer="layout" svg:width="0.858cm" svg:height="0.988cm" svg:x="3.59cm" svg:y="5.136cm">
          <draw:text-box>
            <text:p text:style-name="P2">L</text:p>
          </draw:text-box>
        </draw:frame>
        <draw:line draw:style-name="gr4" draw:text-style-name="P1" draw:layer="layout" svg:x1="3.992cm" svg:y1="8.794cm" svg:x2="2.591cm" svg:y2="6.731cm">
          <text:p text:style-name="P2"/>
        </draw:line>
        <draw:frame draw:style-name="gr3" draw:layer="layout" svg:width="0.976cm" svg:height="0.988cm" svg:x="2.239cm" svg:y="6.027cm">
          <draw:text-box>
            <text:p text:style-name="P2">N</text:p>
          </draw:text-box>
        </draw:frame>
        <draw:frame draw:style-name="gr5" draw:text-style-name="P2" draw:layer="layout" svg:width="0.892cm" svg:height="0.886cm" svg:x="3.136cm" svg:y="7.004cm">
          <draw:text-box>
            <text:p text:style-name="P2"><text:span text:style-name="T1"></text:span></text:p>
          </draw:text-box>
        </draw:frame>
        <draw:line draw:style-name="gr1" draw:text-style-name="P1" draw:layer="layout" svg:x1="4.07cm" svg:y1="6.925cm" svg:x2="7.105cm" svg:y2="6.925cm">
          <text:p text:style-name="P2"/>
        </draw:line>
        <draw:frame draw:style-name="gr5" draw:text-style-name="P2" draw:layer="layout" svg:width="0.849cm" svg:height="0.886cm" svg:x="5.637cm" svg:y="6.804cm">
          <draw:text-box>
            <text:p text:style-name="P2"><text:span text:style-name="T1"></text:span></text:p>
          </draw:text-box>
        </draw:frame>
        <draw:line draw:style-name="gr2" draw:text-style-name="P1" draw:layer="layout" svg:x1="7.032cm" svg:y1="6.956cm" svg:x2="7.032cm" svg:y2="5.525cm">
          <text:p text:style-name="P2"/>
        </draw:line>
        <draw:frame draw:style-name="gr3" draw:layer="layout" svg:width="1.023cm" svg:height="0.988cm" svg:x="5.432cm" svg:y="5.953cm">
          <draw:text-box>
            <text:p text:style-name="P2">w</text:p>
          </draw:text-box>
        </draw:frame>
        <draw:frame draw:style-name="gr3" draw:layer="layout" svg:width="0.904cm" svg:height="0.988cm" svg:x="5.628cm" svg:y="7.697cm">
          <draw:text-box>
            <text:p text:style-name="P2">d</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6/content.xml><?xml version="1.0" encoding="utf-8"?>
<!DOCTYPE math  PUBLIC '-//OpenOffice.org//DTD Modified W3C MathML 1.01//EN'  'math.dtd'>
<math:math xmlns:math="http://www.w3.org/1998/Math/MathML">
  <math:semantics>
    <math:mi math:fontstyle="italic">Iw</math:mi>
    <math:annotation math:encoding="StarMath 5.0"> Iw</math:annotation>
  </math:semantics>
</math:math>
</file>

<file path=Object 37/content.xml><?xml version="1.0" encoding="utf-8"?>
<!DOCTYPE math  PUBLIC '-//OpenOffice.org//DTD Modified W3C MathML 1.01//EN'  'math.dtd'>
<math:math xmlns:math="http://www.w3.org/1998/Math/MathML">
  <math:semantics>
    <math:mi>d</math:mi>
    <math:annotation math:encoding="StarMath 5.0"> d </math:annotation>
  </math:semantics>
</math:math>
</file>

<file path=Object 38/content.xml><?xml version="1.0" encoding="utf-8"?>
<!DOCTYPE math  PUBLIC '-//OpenOffice.org//DTD Modified W3C MathML 1.01//EN'  'math.dtd'>
<math:math xmlns:math="http://www.w3.org/1998/Math/MathML">
  <math:semantics>
    <math:mrow>
      <math:mfrac>
        <math:mi math:fontstyle="italic">Iw</math:mi>
        <math:mi>d</math:mi>
      </math:mfrac>
      <math:mrow>
        <math:mi/>
        <math:mo math:stretchy="false">=</math:mo>
        <math:mi/>
      </math:mrow>
      <math:mfrac>
        <math:mi math:fontstyle="italic">Iw</math:mi>
        <math:mrow>
          <math:mrow>
            <math:mi>w</math:mi>
            <math:mo math:stretchy="false">/</math:mo>
            <math:mi>cos</math:mi>
          </math:mrow>
          <math:mo math:stretchy="false">θ</math:mo>
        </math:mrow>
      </math:mfrac>
      <math:mrow>
        <math:mi/>
        <math:mo math:stretchy="false">=</math:mo>
        <math:mi/>
      </math:mrow>
      <math:mi>I</math:mi>
      <math:mi>cos</math:mi>
      <math:mo math:stretchy="false">θ</math:mo>
    </math:mrow>
    <math:annotation math:encoding="StarMath 5.0"> Iw over d ~=~ {Iw} over {w/cos %theta} ~=~ I cos %theta</math:annotation>
  </math:semantics>
</math:math>
</file>

<file path=Object 39/content.xml><?xml version="1.0" encoding="utf-8"?>
<math xmlns="http://www.w3.org/1998/Math/MathML">
  <semantics>
    <mrow>
      <mtext>world</mtext>
      <msup>
        <mrow>
          <mo stretchy="false">→</mo>
        </mrow>
        <mi>V</mi>
      </msup>
      <mi/>
      <mtext>eye</mtext>
      <msup>
        <mrow>
          <mo stretchy="false">→</mo>
        </mrow>
        <mi>P</mi>
      </msup>
      <mi/>
      <mtext>projection</mtext>
    </mrow>
    <annotation encoding="StarMath 5.0">"world" {toward}^V~ 
"eye" {toward}^P~ 
"projection"</annotation>
  </semantics>
</math>
</file>

<file path=Object 4/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115cm" fo:min-width="0cm"/>
    </style:style>
    <style:style style:name="gr4" style:family="graphic" style:parent-style-name="standard">
      <style:graphic-properties draw:marker-start="Arrow" draw:marker-start-center="true" draw:marker-end="Arrow" draw:marker-end-center="true" draw:fill="none" draw:textarea-vertical-align="middle" draw:auto-grow-height="false" fo:min-height="0.749cm" fo:min-width="0.499cm"/>
    </style:style>
    <style:style style:name="gr5" style:family="graphic" style:parent-style-name="standard">
      <style:graphic-properties draw:marker-start="Arrow" draw:marker-end="Arrow" draw:fill="none" draw:textarea-vertical-align="middle" draw:auto-grow-height="false" fo:min-height="0.749cm" fo:min-width="0.499cm"/>
    </style:style>
    <style:style style:name="P1" style:family="paragraph">
      <style:paragraph-properties fo:text-align="center"/>
    </style:style>
    <style:style style:name="P2"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0.2cm" svg:y1="2.964cm" svg:x2="6.472cm" svg:y2="9.693cm">
          <text:p text:style-name="P2"/>
        </draw:line>
        <draw:line draw:style-name="gr1" draw:text-style-name="P1" draw:layer="layout" svg:x1="3.176cm" svg:y1="6.313cm" svg:x2="7.14cm" svg:y2="2.906cm">
          <text:p text:style-name="P2"/>
        </draw:line>
        <draw:line draw:style-name="gr1" draw:text-style-name="P1" draw:layer="layout" svg:x1="3.1cm" svg:y1="1.702cm" svg:x2="3.136cm" svg:y2="6.3cm">
          <text:p text:style-name="P2"/>
        </draw:line>
        <draw:line draw:style-name="gr1" draw:text-style-name="P1" draw:layer="layout" svg:x1="8.92cm" svg:y1="6.332cm" svg:x2="3.176cm" svg:y2="6.313cm">
          <text:p text:style-name="P2"/>
        </draw:line>
        <draw:frame draw:style-name="gr2" draw:layer="layout" svg:width="0.959cm" svg:height="0.962cm" svg:x="7.198cm" svg:y="2.1cm">
          <draw:text-box>
            <text:p text:style-name="P2">N</text:p>
          </draw:text-box>
        </draw:frame>
        <draw:frame draw:style-name="gr2" draw:layer="layout" svg:width="0.959cm" svg:height="0.962cm" svg:x="9.095cm" svg:y="5.782cm">
          <draw:text-box>
            <text:p text:style-name="P2">R</text:p>
          </draw:text-box>
        </draw:frame>
        <draw:line draw:style-name="gr1" draw:text-style-name="P1" draw:layer="layout" svg:x1="9.153cm" svg:y1="8.198cm" svg:x2="3.151cm" svg:y2="6.313cm">
          <text:p text:style-name="P2"/>
        </draw:line>
        <draw:line draw:style-name="gr1" draw:text-style-name="P1" draw:layer="layout" svg:x1="7.715cm" svg:y1="3.596cm" svg:x2="3.171cm" svg:y2="6.3cm">
          <text:p text:style-name="P2"/>
        </draw:line>
        <draw:frame draw:style-name="gr3" draw:text-style-name="P2" draw:layer="layout" svg:width="0.959cm" svg:height="1.365cm" svg:x="7.945cm" svg:y="2.907cm">
          <draw:text-box>
            <text:p text:style-name="P2">H</text:p>
          </draw:text-box>
        </draw:frame>
        <draw:frame draw:style-name="gr2" draw:layer="layout" svg:width="0.925cm" svg:height="0.962cm" svg:x="9.326cm" svg:y="8.026cm">
          <draw:text-box>
            <text:p text:style-name="P2">V</text:p>
          </draw:text-box>
        </draw:frame>
        <draw:frame draw:style-name="gr2" draw:layer="layout" svg:width="0.853cm" svg:height="0.962cm" svg:x="2.667cm" svg:y="0.8cm">
          <draw:text-box>
            <text:p text:style-name="P2">L</text:p>
          </draw:text-box>
        </draw:frame>
        <draw:frame draw:style-name="gr2" draw:layer="layout" svg:width="0.853cm" svg:height="0.962cm" svg:x="3.364cm" svg:y="4.43cm">
          <draw:text-box>
            <text:p text:style-name="P2">a</text:p>
          </draw:text-box>
        </draw:frame>
        <draw:custom-shape draw:style-name="gr4" draw:text-style-name="P1" draw:layer="layout" svg:width="2.605cm" svg:height="2.605cm" svg:x="1.812cm" svg:y="5.089cm">
          <text:p text:style-name="P2"/>
          <draw:enhanced-geometry draw:glue-point-type="segments" draw:type="mso-spt100" draw:modifiers="-41.4719440533952 -90.617007619674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 draw:text-style-name="P1" draw:layer="layout" svg:width="2.861cm" svg:height="2.861cm" svg:x="1.638cm" svg:y="4.889cm">
          <text:p text:style-name="P2"/>
          <draw:enhanced-geometry draw:glue-point-type="segments" draw:type="mso-spt100" draw:modifiers="0.759634350977416 -37.814719903133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 draw:layer="layout" svg:width="0.853cm" svg:height="0.962cm" svg:x="4.28cm" svg:y="5.297cm">
          <draw:text-box>
            <text:p text:style-name="P2">a</text:p>
          </draw:text-box>
        </draw:frame>
        <draw:custom-shape draw:style-name="gr5" draw:text-style-name="P1" draw:layer="layout" svg:width="3.396cm" svg:height="3.396cm" svg:x="1.358cm" svg:y="4.586cm">
          <text:p text:style-name="P2"/>
          <draw:enhanced-geometry draw:mirror-horizontal="false" draw:mirror-vertical="false" draw:glue-point-type="segments" draw:type="mso-spt100" draw:modifiers="16.7105966767872 1.7278798354632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 draw:layer="layout" svg:width="0.853cm" svg:height="0.962cm" svg:x="4.576cm" svg:y="6.084cm">
          <draw:text-box>
            <text:p text:style-name="P2">b</text:p>
          </draw:text-box>
        </draw:frame>
        <draw:custom-shape draw:style-name="gr4" draw:text-style-name="P1" draw:layer="layout" svg:width="4.664cm" svg:height="4.664cm" svg:x="0.77cm" svg:y="4.023cm">
          <text:p text:style-name="P2"/>
          <draw:enhanced-geometry draw:glue-point-type="segments" draw:type="mso-spt100" draw:modifiers="-31.596737499461 -90.060759022324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1" draw:layer="layout" svg:width="4.95cm" svg:height="4.95cm" svg:x="0.617cm" svg:y="3.787cm">
          <text:p text:style-name="P2"/>
          <draw:enhanced-geometry draw:glue-point-type="segments" draw:type="mso-spt100" draw:modifiers="18.9187811873686 -29.665693814431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1" draw:layer="layout" svg:width="5.299cm" svg:height="5.299cm" svg:x="0.488cm" svg:y="3.641cm">
          <text:p text:style-name="P2"/>
          <draw:enhanced-geometry draw:glue-point-type="segments" draw:type="mso-spt100" draw:modifiers="-30.3453455724594 -39.934144855724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 draw:layer="layout" svg:width="0.976cm" svg:height="0.962cm" svg:x="3.761cm" svg:y="3.413cm">
          <draw:text-box>
            <text:p text:style-name="P2">a'</text:p>
          </draw:text-box>
        </draw:frame>
        <draw:frame draw:style-name="gr2" draw:layer="layout" svg:width="0.976cm" svg:height="0.962cm" svg:x="5.491cm" svg:y="5.321cm">
          <draw:text-box>
            <text:p text:style-name="P2">a'</text:p>
          </draw:text-box>
        </draw:frame>
        <draw:frame draw:style-name="gr2" draw:layer="layout" svg:width="0.976cm" svg:height="0.962cm" svg:x="5.135cm" svg:y="4.023cm">
          <draw:text-box>
            <text:p text:style-name="P2">b'</text:p>
          </draw:text-box>
        </draw:frame>
      </draw:page>
    </office:drawing>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1/content.xml><?xml version="1.0" encoding="utf-8"?>
<math xmlns="http://www.w3.org/1998/Math/MathML">
  <semantics>
    <mrow>
      <mi>L</mi>
    </mrow>
    <annotation encoding="StarMath 5.0">L</annotation>
  </semantics>
</math>
</file>

<file path=Object 42/content.xml><?xml version="1.0" encoding="utf-8"?>
<math xmlns="http://www.w3.org/1998/Math/MathML">
  <semantics>
    <mrow>
      <mrow>
        <mo stretchy="false">(</mo>
        <mrow>
          <mn>0,0,0</mn>
        </mrow>
        <mo stretchy="false">)</mo>
      </mrow>
    </mrow>
    <annotation encoding="StarMath 5.0">(0,0,0)</annotation>
  </semantics>
</math>
</file>

<file path=Object 43/content.xml><?xml version="1.0" encoding="utf-8"?>
<math xmlns="http://www.w3.org/1998/Math/MathML">
  <semantics>
    <mrow>
      <mi>E</mi>
      <mrow>
        <mi/>
        <mo stretchy="false">=</mo>
        <mi/>
      </mrow>
      <msup>
        <mi>V</mi>
        <mrow>
          <mo stretchy="false">−</mo>
          <mn>1</mn>
        </mrow>
      </msup>
      <msup>
        <mrow>
          <mo stretchy="false">(</mo>
          <mrow>
            <mn>0,0,0,1</mn>
          </mrow>
          <mo stretchy="false">)</mo>
        </mrow>
        <mi>T</mi>
      </msup>
    </mrow>
    <annotation encoding="StarMath 5.0">E `=` V^-1 (0,0,0,1)^T</annotation>
  </semantics>
</math>
</file>

<file path=Object 44/content.xml><?xml version="1.0" encoding="utf-8"?>
<math xmlns="http://www.w3.org/1998/Math/MathML">
  <semantics>
    <mrow>
      <mi>P</mi>
      <mrow>
        <mi/>
        <mo stretchy="false">=</mo>
        <mi/>
      </mrow>
      <msup>
        <mi>V</mi>
        <mrow>
          <mo stretchy="false">−</mo>
          <mn>1</mn>
        </mrow>
      </msup>
      <msup>
        <mi>P</mi>
        <mrow>
          <mo stretchy="false">−</mo>
          <mn>1</mn>
        </mrow>
      </msup>
      <msup>
        <mrow>
          <mo stretchy="false">(</mo>
          <mrow>
            <mi>x</mi>
            <mi>,</mi>
            <mi>y</mi>
            <mi>,</mi>
            <mi>z</mi>
            <mi>,</mi>
            <mn>1</mn>
          </mrow>
          <mo stretchy="false">)</mo>
        </mrow>
        <mi>T</mi>
      </msup>
    </mrow>
    <annotation encoding="StarMath 5.0">P `=` V^-1 P^-1 (x,y,z,1)^T</annotation>
  </semantics>
</math>
</file>

<file path=Object 5/content.xml><?xml version="1.0" encoding="utf-8"?>
<!DOCTYPE math  PUBLIC '-//OpenOffice.org//DTD Modified W3C MathML 1.01//EN'  'math.dtd'>
<math:math xmlns:math="http://www.w3.org/1998/Math/MathML">
  <math:semantics>
    <math:mrow>
      <math:msub>
        <math:mi>K</math:mi>
        <math:mi>s</math:mi>
      </math:msub>
      <math:mrow>
        <math:mo math:stretchy="false">=</math:mo>
      </math:mrow>
      <math:mrow>
        <math:mo math:stretchy="false"></math:mo>
        <math:mrow>
          <math:msubsup>
            <math:mi>K</math:mi>
            <math:mi>s</math:mi>
            <math:mi>R</math:mi>
          </math:msubsup>
          <math:mi>,</math:mi>
          <math:msubsup>
            <math:mi>K</math:mi>
            <math:mi>s</math:mi>
            <math:mi>G</math:mi>
          </math:msubsup>
          <math:mi>,</math:mi>
          <math:msubsup>
            <math:mi>K</math:mi>
            <math:mi>s</math:mi>
            <math:mi>B</math:mi>
          </math:msubsup>
        </math:mrow>
        <math:mo math:stretchy="false"></math:mo>
      </math:mrow>
    </math:mrow>
    <math:annotation math:encoding="StarMath 5.0">K_s ~=~ (K_s^R,  K_s^G, K_s^B)</math:annotation>
  </math:semantics>
</math:math>
</file>

<file path=Object 6/content.xml><?xml version="1.0" encoding="utf-8"?>
<!DOCTYPE math  PUBLIC '-//OpenOffice.org//DTD Modified W3C MathML 1.01//EN'  'math.dtd'>
<math:math xmlns:math="http://www.w3.org/1998/Math/MathML">
  <math:semantics>
    <math:mrow>
      <math:msub>
        <math:mi>I</math:mi>
        <math:mi>e</math:mi>
      </math:msub>
      <math:mrow>
        <math:mi/>
        <math:mo math:stretchy="false">=</math:mo>
        <math:mi/>
      </math:mrow>
      <math:mrow>
        <math:mo math:stretchy="false">(</math:mo>
        <math:mrow>
          <math:msubsup>
            <math:mi>I</math:mi>
            <math:mi>e</math:mi>
            <math:mi>R</math:mi>
          </math:msubsup>
          <math:mi>,</math:mi>
          <math:msubsup>
            <math:mi>I</math:mi>
            <math:mi>e</math:mi>
            <math:mi>G</math:mi>
          </math:msubsup>
          <math:mi>,</math:mi>
          <math:msubsup>
            <math:mi>I</math:mi>
            <math:mi>e</math:mi>
            <math:mi>B</math:mi>
          </math:msubsup>
        </math:mrow>
        <math:mo math:stretchy="false">)</math:mo>
      </math:mrow>
    </math:mrow>
    <math:annotation math:encoding="StarMath 5.0">I_e ~=~ (I_e^R,  I_e^G, I_e^B)</math:annotation>
  </math:semantics>
</math:math>
</file>

<file path=Object 7/content.xml><?xml version="1.0" encoding="utf-8"?>
<!DOCTYPE math  PUBLIC '-//OpenOffice.org//DTD Modified W3C MathML 1.01//EN'  'math.dtd'>
<math:math xmlns:math="http://www.w3.org/1998/Math/MathML">
  <math:semantics>
    <math:mrow>
      <math:msub>
        <math:mi>I</math:mi>
        <math:mi>a</math:mi>
      </math:msub>
      <math:mrow>
        <math:mo math:stretchy="false">=</math:mo>
      </math:mrow>
      <math:mrow>
        <math:mo math:stretchy="false"></math:mo>
        <math:mrow>
          <math:msubsup>
            <math:mi>I</math:mi>
            <math:mi>a</math:mi>
            <math:mi>R</math:mi>
          </math:msubsup>
          <math:mi>,</math:mi>
          <math:msubsup>
            <math:mi>I</math:mi>
            <math:mi>a</math:mi>
            <math:mi>G</math:mi>
          </math:msubsup>
          <math:mi>,</math:mi>
          <math:msubsup>
            <math:mi>I</math:mi>
            <math:mi>a</math:mi>
            <math:mi>B</math:mi>
          </math:msubsup>
        </math:mrow>
        <math:mo math:stretchy="false"></math:mo>
      </math:mrow>
    </math:mrow>
    <math:annotation math:encoding="StarMath 5.0">I_a ~=~ (I_a^R,  I_a^G, I_a^B)</math:annotation>
  </math:semantics>
</math:math>
</file>

<file path=Object 8/content.xml><?xml version="1.0" encoding="utf-8"?>
<!DOCTYPE math  PUBLIC '-//OpenOffice.org//DTD Modified W3C MathML 1.01//EN'  'math.dtd'>
<math:math xmlns:math="http://www.w3.org/1998/Math/MathML">
  <math:semantics>
    <math:mrow>
      <math:msub>
        <math:mi>K</math:mi>
        <math:mi>d</math:mi>
      </math:msub>
      <math:mrow>
        <math:mo math:stretchy="false">=</math:mo>
      </math:mrow>
      <math:mrow>
        <math:mo math:stretchy="false"></math:mo>
        <math:mrow>
          <math:msubsup>
            <math:mi>K</math:mi>
            <math:mi>d</math:mi>
            <math:mi>R</math:mi>
          </math:msubsup>
          <math:mi>,</math:mi>
          <math:msubsup>
            <math:mi>K</math:mi>
            <math:mi>d</math:mi>
            <math:mi>G</math:mi>
          </math:msubsup>
          <math:mi>,</math:mi>
          <math:msubsup>
            <math:mi>K</math:mi>
            <math:mi>d</math:mi>
            <math:mi>B</math:mi>
          </math:msubsup>
        </math:mrow>
        <math:mo math:stretchy="false"></math:mo>
      </math:mrow>
      <math:mi>,</math:mi>
      <math:msub>
        <math:mi>K</math:mi>
        <math:mi>a</math:mi>
      </math:msub>
      <math:mrow>
        <math:mo math:stretchy="false">=</math:mo>
      </math:mrow>
      <math:mrow>
        <math:mo math:stretchy="false"></math:mo>
        <math:mrow>
          <math:msubsup>
            <math:mi>K</math:mi>
            <math:mi>a</math:mi>
            <math:mi>R</math:mi>
          </math:msubsup>
          <math:mi>,</math:mi>
          <math:msubsup>
            <math:mi>K</math:mi>
            <math:mi>a</math:mi>
            <math:mi>G</math:mi>
          </math:msubsup>
          <math:mi>,</math:mi>
          <math:msubsup>
            <math:mi>K</math:mi>
            <math:mi>a</math:mi>
            <math:mi>B</math:mi>
          </math:msubsup>
        </math:mrow>
        <math:mo math:stretchy="false"></math:mo>
      </math:mrow>
    </math:mrow>
    <math:annotation math:encoding="StarMath 5.0">K_d ~=~ (K_d^R,  K_d^G, K_d^B), ~~ K_a ~=~ (K_a^R,  K_a^G, K_a^B)</math:annotation>
  </math:semantics>
</math:math>
</file>

<file path=Object 9/content.xml><?xml version="1.0" encoding="utf-8"?>
<!DOCTYPE math  PUBLIC '-//OpenOffice.org//DTD Modified W3C MathML 1.01//EN'  'math.dtd'>
<math:math xmlns:math="http://www.w3.org/1998/Math/MathML">
  <math:semantics>
    <math:mrow>
      <math:msub>
        <math:mi>I</math:mi>
        <math:mi>e</math:mi>
      </math:msub>
      <math:mrow>
        <math:mo math:stretchy="false">=</math:mo>
      </math:mrow>
      <math:mrow>
        <math:mo math:stretchy="false"></math:mo>
        <math:mrow>
          <math:msubsup>
            <math:mi>I</math:mi>
            <math:mi>e</math:mi>
            <math:mi>R</math:mi>
          </math:msubsup>
          <math:mi>,</math:mi>
          <math:msubsup>
            <math:mi>I</math:mi>
            <math:mi>e</math:mi>
            <math:mi>G</math:mi>
          </math:msubsup>
          <math:mi>,</math:mi>
          <math:msubsup>
            <math:mi>I</math:mi>
            <math:mi>e</math:mi>
            <math:mi>B</math:mi>
          </math:msubsup>
        </math:mrow>
        <math:mo math:stretchy="false"></math:mo>
      </math:mrow>
    </math:mrow>
    <math:annotation math:encoding="StarMath 5.0">I_e ~=~ (I_e^R,  I_e^G, I_e^B)</math:annotation>
  </math:semantics>
</math:math>
</file>